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3.163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2.6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008000" style:text-align-source="fix" style:repeat-content="false" fo:border="0.002cm solid #000000"/>
      <style:paragraph-properties fo:text-align="end" fo:margin-left="0cm"/>
    </style:style>
    <style:style style:name="ce3" style:family="table-cell" style:parent-style-name="Default">
      <style:table-cell-properties fo:background-color="#b3b300" fo:border="0.002cm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5c8526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94bd5e" fo:border="0.002cm solid #000000"/>
    </style:style>
    <style:style style:name="ce8" style:family="table-cell" style:parent-style-name="Default">
      <style:table-cell-properties fo:background-color="#5c8526" fo:border="0.002cm solid #000000"/>
    </style:style>
    <style:style style:name="ce9" style:family="table-cell" style:parent-style-name="Default">
      <style:table-cell-properties fo:background-color="#008000"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ackground-color="#b3b300"/>
    </style:style>
    <style:style style:name="ce11" style:family="table-cell" style:parent-style-name="Default">
      <style:table-cell-properties fo:background-color="#5c8526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94bd5e"/>
    </style:style>
    <style:style style:name="ce13" style:family="table-cell" style:parent-style-name="Default">
      <style:table-cell-properties fo:background-color="#5c8526"/>
    </style:style>
    <style:style style:name="ce14" style:family="table-cell" style:parent-style-name="Default">
      <style:table-cell-properties fo:background-color="#5c8526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5c8526" style:text-align-source="fix" style:repeat-content="false"/>
      <style:paragraph-properties fo:text-align="justify" fo:margin-left="0cm"/>
    </style:style>
    <style:style style:name="ce16" style:family="table-cell" style:parent-style-name="Default">
      <style:table-cell-properties fo:background-color="#5c8526"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ste a)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Tam. Pupulacao</text:p>
          </table:table-cell>
          <table:table-cell table:style-name="ce4"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Qtde. Geracoes</text:p>
          </table:table-cell>
          <table:table-cell table:style-name="ce4" office:value-type="float" office:value="10000">
            <text:p>10000</text:p>
          </table:table-cell>
          <table:table-cell table:number-columns-repeated="9"/>
        </table:table-row>
        <table:table-row table:style-name="ro1">
          <table:table-cell office:value-type="string">
            <text:p>Taxa de Mutação</text:p>
          </table:table-cell>
          <table:table-cell table:style-name="ce5" office:value-type="percentage" office:value="0.11">
            <text:p>11,00%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ce4"/>
          <table:table-cell table:number-columns-repeated="9"/>
        </table:table-row>
        <table:table-row table:style-name="ro1"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style-name="ce2" office:value-type="string">
            <text:p>Teste</text:p>
          </table:table-cell>
          <table:table-cell table:style-name="ce6" office:value-type="string" table:number-columns-spanned="5" table:number-rows-spanned="1">
            <text:p>Evolução</text:p>
          </table:table-cell>
          <table:covered-table-cell table:number-columns-repeated="4" table:style-name="ce8"/>
          <table:table-cell table:style-name="ce8" table:number-columns-repeated="3"/>
          <table:table-cell table:style-name="ce8" office:value-type="string">
            <text:p>Qtde Evolucoes</text:p>
          </table:table-cell>
          <table:table-cell table:style-name="ce8" office:value-type="string">
            <text:p>Resultado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80">
            <text:p>80</text:p>
          </table:table-cell>
          <table:table-cell table:style-name="ce7" table:number-columns-repeated="5"/>
          <table:table-cell table:style-name="ce7" table:formula="of:=COUNTA([.B8:.I8])" office:value-type="float" office:value="3">
            <text:p>3</text:p>
          </table:table-cell>
          <table:table-cell table:style-name="ce7" table:formula="of:=MIN([.B8:.I8])" office:value-type="float" office:value="80">
            <text:p>80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float" office:value="11069">
            <text:p>11069</text:p>
          </table:table-cell>
          <table:table-cell table:style-name="ce7" office:value-type="float" office:value="7073">
            <text:p>7073</text:p>
          </table:table-cell>
          <table:table-cell table:style-name="ce7" office:value-type="float" office:value="4081">
            <text:p>4081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80">
            <text:p>80</text:p>
          </table:table-cell>
          <table:table-cell table:style-name="ce7"/>
          <table:table-cell table:style-name="ce7" table:formula="of:=COUNTA([.B9:.I9])" office:value-type="float" office:value="7">
            <text:p>7</text:p>
          </table:table-cell>
          <table:table-cell table:style-name="ce7" table:formula="of:=MIN([.B9:.I9])" office:value-type="float" office:value="80">
            <text:p>80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float" office:value="9056">
            <text:p>9056</text:p>
          </table:table-cell>
          <table:table-cell table:style-name="ce7" office:value-type="float" office:value="7068">
            <text:p>7068</text:p>
          </table:table-cell>
          <table:table-cell table:style-name="ce7" office:value-type="float" office:value="4096">
            <text:p>4096</text:p>
          </table:table-cell>
          <table:table-cell table:style-name="ce7" office:value-type="float" office:value="4081">
            <text:p>4081</text:p>
          </table:table-cell>
          <table:table-cell table:style-name="ce7" office:value-type="float" office:value="2068">
            <text:p>2068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80">
            <text:p>80</text:p>
          </table:table-cell>
          <table:table-cell table:style-name="ce7" table:formula="of:=COUNTA([.B10:.I10])" office:value-type="float" office:value="8">
            <text:p>8</text:p>
          </table:table-cell>
          <table:table-cell table:style-name="ce7" table:formula="of:=MIN([.B10:.I10])" office:value-type="float" office:value="80">
            <text:p>80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80">
            <text:p>80</text:p>
          </table:table-cell>
          <table:table-cell table:style-name="ce7" table:number-columns-repeated="6"/>
          <table:table-cell table:style-name="ce7" table:formula="of:=COUNTA([.B11:.I11])" office:value-type="float" office:value="2">
            <text:p>2</text:p>
          </table:table-cell>
          <table:table-cell table:style-name="ce7" table:formula="of:=MIN([.B11:.I11])" office:value-type="float" office:value="80">
            <text:p>80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7" office:value-type="float" office:value="7078">
            <text:p>7078</text:p>
          </table:table-cell>
          <table:table-cell table:style-name="ce7" office:value-type="float" office:value="5100">
            <text:p>5100</text:p>
          </table:table-cell>
          <table:table-cell table:style-name="ce7" office:value-type="float" office:value="4091">
            <text:p>4091</text:p>
          </table:table-cell>
          <table:table-cell table:style-name="ce7" office:value-type="float" office:value="4086">
            <text:p>4086</text:p>
          </table:table-cell>
          <table:table-cell table:style-name="ce7" office:value-type="float" office:value="3092">
            <text:p>3092</text:p>
          </table:table-cell>
          <table:table-cell table:style-name="ce7" office:value-type="float" office:value="3082">
            <text:p>3082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80">
            <text:p>80</text:p>
          </table:table-cell>
          <table:table-cell table:style-name="ce7" table:formula="of:=COUNTA([.B12:.I12])" office:value-type="float" office:value="8">
            <text:p>8</text:p>
          </table:table-cell>
          <table:table-cell table:style-name="ce7" table:formula="of:=MIN([.B12:.I12])" office:value-type="float" office:value="80">
            <text:p>80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4076">
            <text:p>4076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80">
            <text:p>80</text:p>
          </table:table-cell>
          <table:table-cell table:style-name="ce7" table:number-columns-repeated="3"/>
          <table:table-cell table:style-name="ce7" table:formula="of:=COUNTA([.B13:.I13])" office:value-type="float" office:value="5">
            <text:p>5</text:p>
          </table:table-cell>
          <table:table-cell table:style-name="ce7" table:formula="of:=MIN([.B13:.I13])" office:value-type="float" office:value="80">
            <text:p>80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float" office:value="4071">
            <text:p>4071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80">
            <text:p>80</text:p>
          </table:table-cell>
          <table:table-cell table:style-name="ce7" table:number-columns-repeated="3"/>
          <table:table-cell table:style-name="ce7" table:formula="of:=COUNTA([.B14:.I14])" office:value-type="float" office:value="5">
            <text:p>5</text:p>
          </table:table-cell>
          <table:table-cell table:style-name="ce7" table:formula="of:=MIN([.B14:.I14])" office:value-type="float" office:value="80">
            <text:p>80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7" office:value-type="float" office:value="16014">
            <text:p>16014</text:p>
          </table:table-cell>
          <table:table-cell table:style-name="ce7" office:value-type="float" office:value="1089">
            <text:p>1089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80">
            <text:p>80</text:p>
          </table:table-cell>
          <table:table-cell table:style-name="ce7" table:number-columns-repeated="3"/>
          <table:table-cell table:style-name="ce7" table:formula="of:=COUNTA([.B15:.I15])" office:value-type="float" office:value="5">
            <text:p>5</text:p>
          </table:table-cell>
          <table:table-cell table:style-name="ce7" table:formula="of:=MIN([.B15:.I15])" office:value-type="float" office:value="80">
            <text:p>80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float" office:value="8082">
            <text:p>8082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80">
            <text:p>80</text:p>
          </table:table-cell>
          <table:table-cell table:style-name="ce7" table:number-columns-repeated="4"/>
          <table:table-cell table:style-name="ce7" table:formula="of:=COUNTA([.B16:.I16])" office:value-type="float" office:value="4">
            <text:p>4</text:p>
          </table:table-cell>
          <table:table-cell table:style-name="ce7" table:formula="of:=MIN([.B16:.I16])" office:value-type="float" office:value="80">
            <text:p>80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2068">
            <text:p>2068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80">
            <text:p>80</text:p>
          </table:table-cell>
          <table:table-cell table:style-name="ce7" table:number-columns-repeated="4"/>
          <table:table-cell table:style-name="ce7" table:formula="of:=COUNTA([.B17:.I17])" office:value-type="float" office:value="4">
            <text:p>4</text:p>
          </table:table-cell>
          <table:table-cell table:style-name="ce7" table:formula="of:=MIN([.B17:.I17])" office:value-type="float" office:value="80">
            <text:p>80</text:p>
          </table:table-cell>
        </table:table-row>
        <table:table-row table:style-name="ro1">
          <table:table-cell office:value-type="string">
            <text:p>Média</text:p>
          </table:table-cell>
          <table:table-cell table:formula="of:=AVERAGE([.B8:.B17])" office:value-type="float" office:value="6170.4">
            <text:p>6170,4</text:p>
          </table:table-cell>
          <table:table-cell table:formula="of:=AVERAGE([.C8:.C17])" office:value-type="float" office:value="2189.4">
            <text:p>2189,4</text:p>
          </table:table-cell>
          <table:table-cell table:formula="of:=AVERAGE([.D8:.D17])" office:value-type="float" office:value="1532.44444444444">
            <text:p>1532,4444444445</text:p>
          </table:table-cell>
          <table:table-cell table:formula="of:=AVERAGE([.E8:.E17])" office:value-type="float" office:value="1085.25">
            <text:p>1085,25</text:p>
          </table:table-cell>
          <table:table-cell table:formula="of:=AVERAGE([.F8:.F17])" office:value-type="float" office:value="915">
            <text:p>915</text:p>
          </table:table-cell>
          <table:table-cell table:formula="of:=AVERAGE([.G8:.G17])" office:value-type="float" office:value="1415.33333333333">
            <text:p>1415,3333333333</text:p>
          </table:table-cell>
          <table:table-cell table:formula="of:=AVERAGE([.H8:.H17])" office:value-type="float" office:value="85">
            <text:p>85</text:p>
          </table:table-cell>
          <table:table-cell table:formula="of:=AVERAGE([.I8:.I17])" office:value-type="float" office:value="80">
            <text:p>80</text:p>
          </table:table-cell>
          <table:table-cell table:formula="of:=MAX([.J8:.J17])" office:value-type="float" office:value="8">
            <text:p>8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Valor Médio:</text:p>
          </table:table-cell>
          <table:table-cell/>
          <table:table-cell table:formula="of:=AVERAGE([.K7:.K16])"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 table:number-columns-spanned="2" table:number-rows-spanned="1">
            <text:p>Média na população Inicial:</text:p>
          </table:table-cell>
          <table:covered-table-cell/>
          <table:table-cell table:formula="of:=AVERAGE([.B8:.B17])" office:value-type="float" office:value="6170.4">
            <text:p>6170,4</text:p>
          </table:table-cell>
          <table:table-cell table:number-columns-repeated="8"/>
        </table:table-row>
        <table:table-row table:style-name="ro1">
          <table:table-cell office:value-type="string" table:number-columns-spanned="4" table:number-rows-spanned="1">
            <text:p>Quantidade média de evoluções (convergência):</text:p>
          </table:table-cell>
          <table:covered-table-cell table:number-columns-repeated="3"/>
          <table:table-cell table:formula="of:=AVERAGE([.J8:.J17])" office:value-type="float" office:value="5.1">
            <text:p>5,1</text:p>
          </table:table-cell>
          <table:table-cell table:number-columns-repeated="5"/>
          <table:table-cell>
            <draw:frame table:end-cell-address="'Teste a)'.R44" table:end-x="0.218cm" table:end-y="0.272cm" draw:z-index="1" draw:style-name="gr1" draw:text-style-name="P1" svg:width="16.02cm" svg:height="9.725cm" svg:x="0.005cm" svg:y="0.031cm">
              <draw:object draw:notify-on-update-of-ranges="'Teste a)'.A18:'Teste a)'.A18 'Teste a)'.B18:'Teste a)'.I1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>
            <draw:frame table:end-cell-address="'Teste a)'.J56" table:end-x="0.486cm" table:end-y="0.027cm" draw:z-index="0" draw:style-name="gr1" draw:text-style-name="P1" svg:width="21.195cm" svg:height="14.372cm" svg:x="0.313cm" svg:y="0.107cm">
              <draw:object draw:notify-on-update-of-ranges="'Teste a)'.A8:'Teste a)'.A8 'Teste a)'.B8:'Teste a)'.I8 'Teste a)'.A9:'Teste a)'.A9 'Teste a)'.B9:'Teste a)'.I9 'Teste a)'.A10:'Teste a)'.A10 'Teste a)'.B10:'Teste a)'.I10 'Teste a)'.A11:'Teste a)'.A11 'Teste a)'.B11:'Teste a)'.I11 'Teste a)'.A12:'Teste a)'.A12 'Teste a)'.B12:'Teste a)'.I12 'Teste a)'.A13:'Teste a)'.A13 'Teste a)'.B13:'Teste a)'.I13 'Teste a)'.A14:'Teste a)'.A14 'Teste a)'.B14:'Teste a)'.I14 'Teste a)'.A15:'Teste a)'.A15 'Teste a)'.B15:'Teste a)'.I15 'Teste a)'.A16:'Teste a)'.A16 'Teste a)'.B16:'Teste a)'.I16 'Teste a)'.A17:'Teste a)'.A17 'Teste a)'.B17:'Teste a)'.I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33">
          <table:table-cell table:number-columns-repeated="11"/>
        </table:table-row>
        <table:table-row table:style-name="ro1">
          <table:table-cell/>
          <table:table-cell>
            <draw:frame table:end-cell-address="'Teste a)'.I77" table:end-x="0.654cm" table:end-y="0.422cm" draw:z-index="2" draw:style-name="gr1" draw:text-style-name="P1" svg:width="16.017cm" svg:height="9.002cm" svg:x="0.444cm" svg:y="0.001cm">
              <draw:object draw:notify-on-update-of-ranges="'Teste a)'.K8:'Teste a)'.K17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9"/>
        </table:table-row>
      </table:table>
      <table:table table:name="Teste b)" table:style-name="ta1" table:print="false">
        <table:table-column table:style-name="co4" table:default-cell-style-name="Default"/>
        <table:table-column table:style-name="co2" table:default-cell-style-name="ce12"/>
        <table:table-column table:style-name="co2" table:number-columns-repeated="6" table:default-cell-style-name="Default"/>
        <table:table-row table:style-name="ro1">
          <table:table-cell office:value-type="string">
            <text:p>Tam. Pupulacao</text:p>
          </table:table-cell>
          <table:table-cell table:style-name="ce4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Qtde. Geracoes</text:p>
          </table:table-cell>
          <table:table-cell table:style-name="ce4" office:value-type="float" office:value="10000">
            <text:p>10000</text:p>
          </table:table-cell>
          <table:table-cell table:number-columns-repeated="6"/>
        </table:table-row>
        <table:table-row table:style-name="ro1">
          <table:table-cell office:value-type="string">
            <text:p>Taxa de Mutação</text:p>
          </table:table-cell>
          <table:table-cell table:style-name="ce5" office:value-type="percentage" office:value="0.11">
            <text:p>11,00%</text:p>
          </table:table-cell>
          <table:table-cell table:number-columns-repeated="6"/>
        </table:table-row>
        <table:table-row table:style-name="ro1">
          <table:table-cell office:value-type="string">
            <text:p>Qtde. Cruzamentos</text:p>
          </table:table-cell>
          <table:table-cell table:style-name="ce4"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6"/>
        </table:table-row>
        <table:table-row table:style-name="ro1"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table:style-name="ce9" office:value-type="string">
            <text:p>Teste</text:p>
          </table:table-cell>
          <table:table-cell table:style-name="ce11" office:value-type="string" table:number-columns-spanned="5" table:number-rows-spanned="1">
            <text:p>Evolução</text:p>
          </table:table-cell>
          <table:covered-table-cell table:number-columns-repeated="4" table:style-name="ce13"/>
          <table:table-cell table:style-name="ce13" office:value-type="string">
            <text:p>Qtde Evolucoes</text:p>
          </table:table-cell>
          <table:table-cell table:style-name="ce13" office:value-type="string">
            <text:p>Resultado</text:p>
          </table:table-cell>
        </table:table-row>
        <table:table-row table:style-name="ro1">
          <table:table-cell table:style-name="ce10" office:value-type="float" office:value="1">
            <text:p>1</text:p>
          </table:table-cell>
          <table:table-cell office:value-type="float" office:value="4071">
            <text:p>4071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95">
            <text:p>95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80">
            <text:p>80</text:p>
          </table:table-cell>
          <table:table-cell table:style-name="ce12" table:formula="of:=COUNTA([.B8:.F8])" office:value-type="float" office:value="5">
            <text:p>5</text:p>
          </table:table-cell>
          <table:table-cell table:style-name="ce12" table:formula="of:=MIN([.B8:.F8])" office:value-type="float" office:value="80">
            <text:p>80</text:p>
          </table:table-cell>
        </table:table-row>
        <table:table-row table:style-name="ro1">
          <table:table-cell table:style-name="ce10" office:value-type="float" office:value="2">
            <text:p>2</text:p>
          </table:table-cell>
          <table:table-cell office:value-type="float" office:value="85">
            <text:p>85</text:p>
          </table:table-cell>
          <table:table-cell table:style-name="ce12" office:value-type="float" office:value="80">
            <text:p>80</text:p>
          </table:table-cell>
          <table:table-cell table:style-name="ce12" table:number-columns-repeated="3"/>
          <table:table-cell table:style-name="ce12" table:formula="of:=COUNTA([.B9:.F9])" office:value-type="float" office:value="2">
            <text:p>2</text:p>
          </table:table-cell>
          <table:table-cell table:style-name="ce12" table:formula="of:=MIN([.B9:.F9])" office:value-type="float" office:value="80">
            <text:p>80</text:p>
          </table:table-cell>
        </table:table-row>
        <table:table-row table:style-name="ro1">
          <table:table-cell table:style-name="ce10" office:value-type="float" office:value="3">
            <text:p>3</text:p>
          </table:table-cell>
          <table:table-cell office:value-type="float" office:value="100">
            <text:p>100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80">
            <text:p>80</text:p>
          </table:table-cell>
          <table:table-cell table:style-name="ce12" table:number-columns-repeated="2"/>
          <table:table-cell table:style-name="ce12" table:formula="of:=COUNTA([.B10:.F10])" office:value-type="float" office:value="3">
            <text:p>3</text:p>
          </table:table-cell>
          <table:table-cell table:style-name="ce12" table:formula="of:=MIN([.B10:.F10])" office:value-type="float" office:value="80">
            <text:p>80</text:p>
          </table:table-cell>
        </table:table-row>
        <table:table-row table:style-name="ro1">
          <table:table-cell table:style-name="ce10" office:value-type="float" office:value="4">
            <text:p>4</text:p>
          </table:table-cell>
          <table:table-cell office:value-type="float" office:value="85">
            <text:p>85</text:p>
          </table:table-cell>
          <table:table-cell table:style-name="ce12" office:value-type="float" office:value="80">
            <text:p>80</text:p>
          </table:table-cell>
          <table:table-cell table:style-name="ce12" table:number-columns-repeated="3"/>
          <table:table-cell table:style-name="ce12" table:formula="of:=COUNTA([.B11:.F11])" office:value-type="float" office:value="2">
            <text:p>2</text:p>
          </table:table-cell>
          <table:table-cell table:style-name="ce12" table:formula="of:=MIN([.B11:.F11])" office:value-type="float" office:value="80">
            <text:p>80</text:p>
          </table:table-cell>
        </table:table-row>
        <table:table-row table:style-name="ro1">
          <table:table-cell table:style-name="ce10" office:value-type="float" office:value="5">
            <text:p>5</text:p>
          </table:table-cell>
          <table:table-cell office:value-type="float" office:value="80">
            <text:p>80</text:p>
          </table:table-cell>
          <table:table-cell table:style-name="ce12" table:number-columns-repeated="4"/>
          <table:table-cell table:style-name="ce12" table:formula="of:=COUNTA([.B12:.F12])" office:value-type="float" office:value="1">
            <text:p>1</text:p>
          </table:table-cell>
          <table:table-cell table:style-name="ce12" table:formula="of:=MIN([.B12:.F12])" office:value-type="float" office:value="80">
            <text:p>80</text:p>
          </table:table-cell>
        </table:table-row>
        <table:table-row table:style-name="ro1">
          <table:table-cell table:style-name="ce10"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80">
            <text:p>80</text:p>
          </table:table-cell>
          <table:table-cell table:style-name="ce12" table:number-columns-repeated="2"/>
          <table:table-cell table:style-name="ce12" table:formula="of:=COUNTA([.B13:.F13])" office:value-type="float" office:value="3">
            <text:p>3</text:p>
          </table:table-cell>
          <table:table-cell table:style-name="ce12" table:formula="of:=MIN([.B13:.F13])" office:value-type="float" office:value="80">
            <text:p>80</text:p>
            <draw:frame table:end-cell-address="'Teste b)'.Q45" table:end-x="1.208cm" table:end-y="0.032cm" draw:z-index="0" draw:style-name="gr1" draw:text-style-name="P1" svg:width="21.096cm" svg:height="14.292cm" svg:x="0.435cm" svg:y="0.192cm">
              <draw:object draw:notify-on-update-of-ranges="'Teste b)'.A8:'Teste b)'.A8 'Teste b)'.B8:'Teste b)'.F8 'Teste b)'.A9:'Teste b)'.A9 'Teste b)'.B9:'Teste b)'.F9 'Teste b)'.A10:'Teste b)'.A10 'Teste b)'.B10:'Teste b)'.F10 'Teste b)'.A11:'Teste b)'.A11 'Teste b)'.B11:'Teste b)'.F11 'Teste b)'.A12:'Teste b)'.A12 'Teste b)'.B12:'Teste b)'.F12 'Teste b)'.A13:'Teste b)'.A13 'Teste b)'.B13:'Teste b)'.F13 'Teste b)'.A14:'Teste b)'.A14 'Teste b)'.B14:'Teste b)'.F14 'Teste b)'.A15:'Teste b)'.A15 'Teste b)'.B15:'Teste b)'.F15 'Teste b)'.A16:'Teste b)'.A16 'Teste b)'.B16:'Teste b)'.F16 'Teste b)'.A17:'Teste b)'.A17 'Teste b)'.B17:'Teste b)'.F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10" office:value-type="float" office:value="7">
            <text:p>7</text:p>
          </table:table-cell>
          <table:table-cell office:value-type="float" office:value="85">
            <text:p>85</text:p>
          </table:table-cell>
          <table:table-cell table:style-name="ce12" office:value-type="float" office:value="80">
            <text:p>80</text:p>
          </table:table-cell>
          <table:table-cell table:style-name="ce12" table:number-columns-repeated="3"/>
          <table:table-cell table:style-name="ce12" table:formula="of:=COUNTA([.B14:.F14])" office:value-type="float" office:value="2">
            <text:p>2</text:p>
          </table:table-cell>
          <table:table-cell table:style-name="ce12" table:formula="of:=MIN([.B14:.F14])" office:value-type="float" office:value="80">
            <text:p>80</text:p>
          </table:table-cell>
        </table:table-row>
        <table:table-row table:style-name="ro1">
          <table:table-cell table:style-name="ce10" office:value-type="float" office:value="8">
            <text:p>8</text:p>
          </table:table-cell>
          <table:table-cell office:value-type="float" office:value="85">
            <text:p>85</text:p>
          </table:table-cell>
          <table:table-cell table:style-name="ce12" office:value-type="float" office:value="80">
            <text:p>80</text:p>
          </table:table-cell>
          <table:table-cell table:style-name="ce12" table:number-columns-repeated="3"/>
          <table:table-cell table:style-name="ce12" table:formula="of:=COUNTA([.B15:.F15])" office:value-type="float" office:value="2">
            <text:p>2</text:p>
          </table:table-cell>
          <table:table-cell table:style-name="ce12" table:formula="of:=MIN([.B15:.F15])" office:value-type="float" office:value="80">
            <text:p>80</text:p>
          </table:table-cell>
        </table:table-row>
        <table:table-row table:style-name="ro1">
          <table:table-cell table:style-name="ce10" office:value-type="float" office:value="9">
            <text:p>9</text:p>
          </table:table-cell>
          <table:table-cell office:value-type="float" office:value="4086">
            <text:p>4086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80">
            <text:p>80</text:p>
          </table:table-cell>
          <table:table-cell table:style-name="ce12" table:number-columns-repeated="2"/>
          <table:table-cell table:style-name="ce12" table:formula="of:=COUNTA([.B16:.F16])" office:value-type="float" office:value="3">
            <text:p>3</text:p>
          </table:table-cell>
          <table:table-cell table:style-name="ce12" table:formula="of:=MIN([.B16:.F16])" office:value-type="float" office:value="80">
            <text:p>80</text:p>
          </table:table-cell>
        </table:table-row>
        <table:table-row table:style-name="ro1">
          <table:table-cell table:style-name="ce10" office:value-type="float" office:value="10">
            <text:p>10</text:p>
          </table:table-cell>
          <table:table-cell office:value-type="float" office:value="90">
            <text:p>90</text:p>
          </table:table-cell>
          <table:table-cell table:style-name="ce12" office:value-type="float" office:value="80">
            <text:p>80</text:p>
          </table:table-cell>
          <table:table-cell table:style-name="ce12" table:number-columns-repeated="3"/>
          <table:table-cell table:style-name="ce12" table:formula="of:=COUNTA([.B17:.F17])" office:value-type="float" office:value="2">
            <text:p>2</text:p>
          </table:table-cell>
          <table:table-cell table:style-name="ce12" table:formula="of:=MIN([.B17:.F17])" office:value-type="float" office:value="80">
            <text:p>80</text:p>
          </table:table-cell>
        </table:table-row>
        <table:table-row table:style-name="ro1">
          <table:table-cell office:value-type="string">
            <text:p>Média</text:p>
          </table:table-cell>
          <table:table-cell table:style-name="Default" table:formula="of:=AVERAGE([.B8:.B17])" office:value-type="float" office:value="886.7">
            <text:p>886,7</text:p>
          </table:table-cell>
          <table:table-cell table:formula="of:=AVERAGE([.C8:.C17])" office:value-type="float" office:value="85">
            <text:p>85</text:p>
          </table:table-cell>
          <table:table-cell table:formula="of:=AVERAGE([.D8:.D17])" office:value-type="float" office:value="83.75">
            <text:p>83,75</text:p>
          </table:table-cell>
          <table:table-cell table:formula="of:=AVERAGE([.E8:.E17])" office:value-type="float" office:value="85">
            <text:p>85</text:p>
          </table:table-cell>
          <table:table-cell table:formula="of:=AVERAGE([.F8:.F17])" office:value-type="float" office:value="80">
            <text:p>80</text:p>
          </table:table-cell>
          <table:table-cell table:formula="of:=MAX([.G8:.G17])" office:value-type="float" office:value="5">
            <text:p>5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Valor Médio:</text:p>
          </table:table-cell>
          <table:table-cell table:style-name="Default"/>
          <table:table-cell table:formula="of:=AVERAGE([.H8:.H17])"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Média na população Inicial:</text:p>
          </table:table-cell>
          <table:covered-table-cell table:style-name="Default"/>
          <table:table-cell table:formula="of:=AVERAGE([.B8:.B17])" office:value-type="float" office:value="886.7">
            <text:p>886,7</text:p>
          </table:table-cell>
          <table:table-cell table:number-columns-repeated="5"/>
        </table:table-row>
        <table:table-row table:style-name="ro1">
          <table:table-cell office:value-type="string" table:number-columns-spanned="4" table:number-rows-spanned="1">
            <text:p>Quantidade média de evoluções (convergência):</text:p>
          </table:table-cell>
          <table:covered-table-cell table:style-name="Default"/>
          <table:covered-table-cell table:number-columns-repeated="2"/>
          <table:table-cell table:formula="of:=AVERAGE([.G8:.G17])" office:value-type="float" office:value="2.5">
            <text:p>2,5</text:p>
          </table:table-cell>
          <table:table-cell table:number-columns-repeated="3"/>
        </table:table-row>
        <table:table-row table:style-name="ro1">
          <table:table-cell>
            <draw:frame table:end-cell-address="'Teste b)'.G44" table:end-x="1.826cm" table:end-y="0.391cm" draw:z-index="1" draw:style-name="gr1" draw:text-style-name="P1" svg:width="16.023cm" svg:height="9.002cm" svg:x="0.494cm" svg:y="0.421cm">
              <draw:object draw:notify-on-update-of-ranges="'Teste b)'.A18:'Teste b)'.A18 'Teste b)'.B18:'Teste b)'.F18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style-name="Default"/>
          <table:table-cell table:number-columns-repeated="6"/>
        </table:table-row>
      </table:table>
      <table:table table:name="Teste c)" table:style-name="ta1" table:print="false">
        <table:table-column table:style-name="co5" table:default-cell-style-name="Default"/>
        <table:table-column table:style-name="co2" table:default-cell-style-name="ce12"/>
        <table:table-column table:style-name="co2" table:number-columns-repeated="8" table:default-cell-style-name="Default"/>
        <table:table-row table:style-name="ro1">
          <table:table-cell office:value-type="string">
            <text:p>Tam. Pupulacao</text:p>
          </table:table-cell>
          <table:table-cell table:style-name="ce4"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Qtde. Geracoes</text:p>
          </table:table-cell>
          <table:table-cell table:style-name="ce5" office:value-type="percentage" office:value="0.11">
            <text:p>11,00%</text:p>
          </table:table-cell>
          <table:table-cell table:number-columns-repeated="8"/>
        </table:table-row>
        <table:table-row table:style-name="ro1">
          <table:table-cell office:value-type="string">
            <text:p>Taxa de Mutação</text:p>
          </table:table-cell>
          <table:table-cell table:style-name="ce4" office:value-type="float" office:value="10000">
            <text:p>10000</text:p>
          </table:table-cell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7"/>
          <table:table-cell>
            <draw:frame table:end-cell-address="'Teste c)'.Q24" table:end-x="1.168cm" table:end-y="0.021cm" draw:z-index="1" draw:style-name="gr1" draw:text-style-name="P1" svg:width="15.999cm" svg:height="8.999cm" svg:x="0.976cm" svg:y="0.055cm">
              <draw:object draw:notify-on-update-of-ranges="'Teste c)'.A18:'Teste c)'.A18 'Teste c)'.B18:'Teste c)'.D1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/>
          <table:table-cell table:style-name="ce4"/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1"/>
          <table:table-cell table:number-columns-repeated="7"/>
        </table:table-row>
        <table:table-row table:style-name="ro1">
          <table:table-cell table:style-name="ce9" office:value-type="string">
            <text:p>Teste</text:p>
          </table:table-cell>
          <table:table-cell table:style-name="ce11" office:value-type="string" table:number-columns-spanned="5" table:number-rows-spanned="1">
            <text:p>Evolução</text:p>
          </table:table-cell>
          <table:covered-table-cell table:number-columns-repeated="4" table:style-name="ce13"/>
          <table:table-cell table:style-name="ce13"/>
          <table:table-cell table:style-name="ce13" office:value-type="string">
            <text:p>Qtde Evolucoes</text:p>
          </table:table-cell>
          <table:table-cell table:style-name="ce13" office:value-type="string">
            <text:p>Resultado</text:p>
          </table:table-cell>
          <table:table-cell/>
        </table:table-row>
        <table:table-row table:style-name="ro1">
          <table:table-cell table:style-name="ce10" office:value-type="float" office:value="1">
            <text:p>1</text:p>
          </table:table-cell>
          <table:table-cell office:value-type="float" office:value="80">
            <text:p>80</text:p>
          </table:table-cell>
          <table:table-cell table:style-name="ce12" table:number-columns-repeated="5"/>
          <table:table-cell table:style-name="ce12" table:formula="of:=COUNTA([.B8:.G8])" office:value-type="float" office:value="1">
            <text:p>1</text:p>
          </table:table-cell>
          <table:table-cell table:style-name="ce12" table:formula="of:=MIN([.B8:.G8])" office:value-type="float" office:value="80">
            <text:p>80</text:p>
          </table:table-cell>
          <table:table-cell/>
        </table:table-row>
        <table:table-row table:style-name="ro1">
          <table:table-cell table:style-name="ce10" office:value-type="float" office:value="2">
            <text:p>2</text:p>
          </table:table-cell>
          <table:table-cell office:value-type="float" office:value="85">
            <text:p>85</text:p>
          </table:table-cell>
          <table:table-cell table:style-name="ce12" office:value-type="float" office:value="80">
            <text:p>80</text:p>
          </table:table-cell>
          <table:table-cell table:style-name="ce12" table:number-columns-repeated="4"/>
          <table:table-cell table:style-name="ce12" table:formula="of:=COUNTA([.B9:.G9])" office:value-type="float" office:value="2">
            <text:p>2</text:p>
          </table:table-cell>
          <table:table-cell table:style-name="ce12" table:formula="of:=MIN([.B9:.G9])" office:value-type="float" office:value="80">
            <text:p>80</text:p>
          </table:table-cell>
          <table:table-cell/>
        </table:table-row>
        <table:table-row table:style-name="ro1">
          <table:table-cell table:style-name="ce10" office:value-type="float" office:value="3">
            <text:p>3</text:p>
          </table:table-cell>
          <table:table-cell office:value-type="float" office:value="80">
            <text:p>80</text:p>
          </table:table-cell>
          <table:table-cell table:style-name="ce12" table:number-columns-repeated="5"/>
          <table:table-cell table:style-name="ce12" table:formula="of:=COUNTA([.B10:.G10])" office:value-type="float" office:value="1">
            <text:p>1</text:p>
          </table:table-cell>
          <table:table-cell table:style-name="ce12" table:formula="of:=MIN([.B10:.G10])" office:value-type="float" office:value="80">
            <text:p>80</text:p>
          </table:table-cell>
          <table:table-cell/>
        </table:table-row>
        <table:table-row table:style-name="ro1">
          <table:table-cell table:style-name="ce10" office:value-type="float" office:value="4">
            <text:p>4</text:p>
          </table:table-cell>
          <table:table-cell office:value-type="float" office:value="80">
            <text:p>80</text:p>
          </table:table-cell>
          <table:table-cell table:style-name="ce12" table:number-columns-repeated="5"/>
          <table:table-cell table:style-name="ce12" table:formula="of:=COUNTA([.B11:.G11])" office:value-type="float" office:value="1">
            <text:p>1</text:p>
          </table:table-cell>
          <table:table-cell table:style-name="ce12" table:formula="of:=MIN([.B11:.G11])" office:value-type="float" office:value="80">
            <text:p>80</text:p>
          </table:table-cell>
          <table:table-cell/>
        </table:table-row>
        <table:table-row table:style-name="ro1">
          <table:table-cell table:style-name="ce10" office:value-type="float" office:value="5">
            <text:p>5</text:p>
          </table:table-cell>
          <table:table-cell office:value-type="float" office:value="90">
            <text:p>90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80">
            <text:p>80</text:p>
          </table:table-cell>
          <table:table-cell table:style-name="ce12" table:number-columns-repeated="3"/>
          <table:table-cell table:style-name="ce12" table:formula="of:=COUNTA([.B12:.G12])" office:value-type="float" office:value="3">
            <text:p>3</text:p>
          </table:table-cell>
          <table:table-cell table:style-name="ce12" table:formula="of:=MIN([.B12:.G12])" office:value-type="float" office:value="80">
            <text:p>80</text:p>
          </table:table-cell>
          <table:table-cell/>
        </table:table-row>
        <table:table-row table:style-name="ro1">
          <table:table-cell table:style-name="ce10" office:value-type="float" office:value="6">
            <text:p>6</text:p>
          </table:table-cell>
          <table:table-cell office:value-type="float" office:value="80">
            <text:p>80</text:p>
          </table:table-cell>
          <table:table-cell table:style-name="ce12" table:number-columns-repeated="5"/>
          <table:table-cell table:style-name="ce12" table:formula="of:=COUNTA([.B13:.G13])" office:value-type="float" office:value="1">
            <text:p>1</text:p>
          </table:table-cell>
          <table:table-cell table:style-name="ce12" table:formula="of:=MIN([.B13:.G13])" office:value-type="float" office:value="80">
            <text:p>80</text:p>
          </table:table-cell>
          <table:table-cell/>
        </table:table-row>
        <table:table-row table:style-name="ro1">
          <table:table-cell table:style-name="ce10" office:value-type="float" office:value="7">
            <text:p>7</text:p>
          </table:table-cell>
          <table:table-cell office:value-type="float" office:value="85">
            <text:p>85</text:p>
          </table:table-cell>
          <table:table-cell table:style-name="ce12" office:value-type="float" office:value="80">
            <text:p>80</text:p>
          </table:table-cell>
          <table:table-cell table:style-name="ce12" table:number-columns-repeated="4"/>
          <table:table-cell table:style-name="ce12" table:formula="of:=COUNTA([.B14:.G14])" office:value-type="float" office:value="2">
            <text:p>2</text:p>
          </table:table-cell>
          <table:table-cell table:style-name="ce12" table:formula="of:=MIN([.B14:.G14])" office:value-type="float" office:value="80">
            <text:p>80</text:p>
          </table:table-cell>
          <table:table-cell/>
        </table:table-row>
        <table:table-row table:style-name="ro1">
          <table:table-cell table:style-name="ce10" office:value-type="float" office:value="8">
            <text:p>8</text:p>
          </table:table-cell>
          <table:table-cell office:value-type="float" office:value="80">
            <text:p>80</text:p>
          </table:table-cell>
          <table:table-cell table:style-name="ce12" table:number-columns-repeated="5"/>
          <table:table-cell table:style-name="ce12" table:formula="of:=COUNTA([.B15:.G15])" office:value-type="float" office:value="1">
            <text:p>1</text:p>
          </table:table-cell>
          <table:table-cell table:style-name="ce12" table:formula="of:=MIN([.B15:.G15])" office:value-type="float" office:value="80">
            <text:p>80</text:p>
          </table:table-cell>
          <table:table-cell/>
        </table:table-row>
        <table:table-row table:style-name="ro1">
          <table:table-cell table:style-name="ce10" office:value-type="float" office:value="9">
            <text:p>9</text:p>
          </table:table-cell>
          <table:table-cell office:value-type="float" office:value="80">
            <text:p>80</text:p>
          </table:table-cell>
          <table:table-cell table:style-name="ce12" table:number-columns-repeated="5"/>
          <table:table-cell table:style-name="ce12" table:formula="of:=COUNTA([.B16:.G16])" office:value-type="float" office:value="1">
            <text:p>1</text:p>
          </table:table-cell>
          <table:table-cell table:style-name="ce12" table:formula="of:=MIN([.B16:.G16])" office:value-type="float" office:value="80">
            <text:p>80</text:p>
          </table:table-cell>
          <table:table-cell/>
        </table:table-row>
        <table:table-row table:style-name="ro1">
          <table:table-cell table:style-name="ce10" office:value-type="float" office:value="10">
            <text:p>10</text:p>
          </table:table-cell>
          <table:table-cell office:value-type="float" office:value="80">
            <text:p>80</text:p>
          </table:table-cell>
          <table:table-cell table:style-name="ce12" table:number-columns-repeated="5"/>
          <table:table-cell table:style-name="ce12" table:formula="of:=COUNTA([.B17:.G17])" office:value-type="float" office:value="1">
            <text:p>1</text:p>
          </table:table-cell>
          <table:table-cell table:style-name="ce12" table:formula="of:=MIN([.B17:.G17])" office:value-type="float" office:value="80">
            <text:p>80</text:p>
          </table:table-cell>
          <table:table-cell/>
        </table:table-row>
        <table:table-row table:style-name="ro1">
          <table:table-cell office:value-type="string">
            <text:p>Média</text:p>
          </table:table-cell>
          <table:table-cell table:style-name="Default" table:formula="of:=AVERAGE([.B8:.B17])" office:value-type="float" office:value="82">
            <text:p>82</text:p>
          </table:table-cell>
          <table:table-cell table:formula="of:=AVERAGE([.C8:.C17])" office:value-type="float" office:value="81.6666666666667">
            <text:p>81,6666666667</text:p>
          </table:table-cell>
          <table:table-cell table:formula="of:=AVERAGE([.D8:.D17])" office:value-type="float" office:value="80">
            <text:p>80</text:p>
          </table:table-cell>
          <table:table-cell table:formula="of:=AVERAGE([.E8:.E17])" office:value-type="float" office:value="0">
            <text:p>#DIV/0!</text:p>
          </table:table-cell>
          <table:table-cell table:number-columns-repeated="2"/>
          <table:table-cell table:formula="of:=MAX([.H8:.H17])" office:value-type="float" office:value="3">
            <text:p>3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Valor Médio:</text:p>
          </table:table-cell>
          <table:table-cell table:style-name="Default"/>
          <table:table-cell table:formula="of:=AVERAGE([.I8:.I17])" office:value-type="float" office:value="80">
            <text:p>80</text:p>
          </table:table-cell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Média na população Inicial:</text:p>
          </table:table-cell>
          <table:covered-table-cell table:style-name="Default"/>
          <table:table-cell table:formula="of:=AVERAGE([.B8:.B17])" office:value-type="float" office:value="82">
            <text:p>82</text:p>
          </table:table-cell>
          <table:table-cell table:number-columns-repeated="7"/>
        </table:table-row>
        <table:table-row table:style-name="ro1">
          <table:table-cell office:value-type="string" table:number-columns-spanned="4" table:number-rows-spanned="1">
            <text:p>Quantidade média de evoluções (convergência):</text:p>
          </table:table-cell>
          <table:covered-table-cell table:style-name="Default"/>
          <table:covered-table-cell table:number-columns-repeated="2"/>
          <table:table-cell table:formula="of:=AVERAGE([.H8:.H17])" office:value-type="float" office:value="1.4">
            <text:p>1,4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7"/>
          <table:table-cell>
            <draw:frame table:end-cell-address="'Teste c)'.Q44" table:end-x="1.263cm" table:end-y="0.362cm" draw:z-index="0" draw:style-name="gr1" draw:text-style-name="P1" svg:width="15.975cm" svg:height="8.98cm" svg:x="1.095cm" svg:y="0.414cm">
              <draw:object draw:notify-on-update-of-ranges="'Teste c)'.A8:'Teste c)'.A8 'Teste c)'.B8:'Teste c)'.E8 'Teste c)'.A9:'Teste c)'.A9 'Teste c)'.B9:'Teste c)'.E9 'Teste c)'.A10:'Teste c)'.A10 'Teste c)'.B10:'Teste c)'.E10 'Teste c)'.A11:'Teste c)'.A11 'Teste c)'.B11:'Teste c)'.E11 'Teste c)'.A12:'Teste c)'.A12 'Teste c)'.B12:'Teste c)'.E12 'Teste c)'.A13:'Teste c)'.A13 'Teste c)'.B13:'Teste c)'.E13 'Teste c)'.A14:'Teste c)'.A14 'Teste c)'.B14:'Teste c)'.E14 'Teste c)'.A15:'Teste c)'.A15 'Teste c)'.B15:'Teste c)'.E15 'Teste c)'.A16:'Teste c)'.A16 'Teste c)'.B16:'Teste c)'.E16 'Teste c)'.A17:'Teste c)'.A17 'Teste c)'.B17:'Teste c)'.E1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e d)" table:style-name="ta1" table:print="false">
        <table:table-column table:style-name="co6" table:default-cell-style-name="Default"/>
        <table:table-column table:style-name="co2" table:default-cell-style-name="ce12"/>
        <table:table-column table:style-name="co2" table:number-columns-repeated="5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>
            <text:p>Tam. Pupulacao</text:p>
          </table:table-cell>
          <table:table-cell table:style-name="ce4"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string">
            <text:p>Qtde. Geracoes</text:p>
          </table:table-cell>
          <table:table-cell table:style-name="ce5" office:value-type="percentage" office:value="0.11">
            <text:p>11,00%</text:p>
          </table:table-cell>
          <table:table-cell table:number-columns-repeated="7"/>
        </table:table-row>
        <table:table-row table:style-name="ro1">
          <table:table-cell office:value-type="string">
            <text:p>Taxa de Mutação</text:p>
          </table:table-cell>
          <table:table-cell table:style-name="ce4" office:value-type="float" office:value="10000">
            <text:p>10000</text:p>
          </table:table-cell>
          <table:table-cell table:number-columns-repeated="7"/>
        </table:table-row>
        <table:table-row table:style-name="ro1">
          <table:table-cell office:value-type="string">
            <text:p>Qtde. Cruzamentos</text:p>
          </table:table-cell>
          <table:table-cell table:style-name="ce4" office:value-type="float" office:value="25">
            <text:p>25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 table:number-columns-repeated="7"/>
        </table:table-row>
        <table:table-row table:style-name="ro1">
          <table:table-cell table:style-name="ce1"/>
          <table:table-cell table:style-name="Default"/>
          <table:table-cell table:style-name="ce1"/>
          <table:table-cell table:number-columns-repeated="6"/>
        </table:table-row>
        <table:table-row table:style-name="ro1">
          <table:table-cell table:style-name="ce9" office:value-type="string">
            <text:p>Teste</text:p>
          </table:table-cell>
          <table:table-cell table:style-name="ce11" office:value-type="string" table:number-columns-spanned="5" table:number-rows-spanned="1">
            <text:p>Evolução</text:p>
          </table:table-cell>
          <table:covered-table-cell table:number-columns-repeated="4" table:style-name="ce13"/>
          <table:table-cell table:style-name="ce13"/>
          <table:table-cell table:style-name="ce13" office:value-type="string">
            <text:p>Qtde Evolucoes</text:p>
          </table:table-cell>
          <table:table-cell table:style-name="ce13" office:value-type="string">
            <text:p>Resultado</text:p>
          </table:table-cell>
        </table:table-row>
        <table:table-row table:style-name="ro1">
          <table:table-cell table:style-name="ce10" office:value-type="float" office:value="1">
            <text:p>1</text:p>
          </table:table-cell>
          <table:table-cell office:value-type="float" office:value="80">
            <text:p>80</text:p>
          </table:table-cell>
          <table:table-cell table:style-name="ce12" table:number-columns-repeated="5"/>
          <table:table-cell table:style-name="ce12" table:formula="of:=COUNTA([.B8:.G8])" office:value-type="float" office:value="1">
            <text:p>1</text:p>
          </table:table-cell>
          <table:table-cell table:style-name="ce12" table:formula="of:=MIN([.B8:.G8])" office:value-type="float" office:value="80">
            <text:p>80</text:p>
          </table:table-cell>
        </table:table-row>
        <table:table-row table:style-name="ro1">
          <table:table-cell table:style-name="ce10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2" table:number-columns-repeated="5"/>
          <table:table-cell table:style-name="ce12" table:formula="of:=COUNTA([.B9:.G9])" office:value-type="float" office:value="1">
            <text:p>1</text:p>
          </table:table-cell>
          <table:table-cell table:style-name="ce12" table:formula="of:=MIN([.B9:.G9])" office:value-type="float" office:value="80">
            <text:p>80</text:p>
          </table:table-cell>
        </table:table-row>
        <table:table-row table:style-name="ro1">
          <table:table-cell table:style-name="ce10" office:value-type="float" office:value="3">
            <text:p>3</text:p>
          </table:table-cell>
          <table:table-cell office:value-type="float" office:value="80">
            <text:p>80</text:p>
          </table:table-cell>
          <table:table-cell table:style-name="ce12" table:number-columns-repeated="5"/>
          <table:table-cell table:style-name="ce12" table:formula="of:=COUNTA([.B10:.G10])" office:value-type="float" office:value="1">
            <text:p>1</text:p>
          </table:table-cell>
          <table:table-cell table:style-name="ce12" table:formula="of:=MIN([.B10:.G10])" office:value-type="float" office:value="80">
            <text:p>80</text:p>
          </table:table-cell>
        </table:table-row>
        <table:table-row table:style-name="ro1">
          <table:table-cell table:style-name="ce10" office:value-type="float" office:value="4">
            <text:p>4</text:p>
          </table:table-cell>
          <table:table-cell office:value-type="float" office:value="80">
            <text:p>80</text:p>
          </table:table-cell>
          <table:table-cell table:style-name="ce12" table:number-columns-repeated="5"/>
          <table:table-cell table:style-name="ce12" table:formula="of:=COUNTA([.B11:.G11])" office:value-type="float" office:value="1">
            <text:p>1</text:p>
          </table:table-cell>
          <table:table-cell table:style-name="ce12" table:formula="of:=MIN([.B11:.G11])" office:value-type="float" office:value="80">
            <text:p>80</text:p>
          </table:table-cell>
        </table:table-row>
        <table:table-row table:style-name="ro1">
          <table:table-cell table:style-name="ce10" office:value-type="float" office:value="5">
            <text:p>5</text:p>
          </table:table-cell>
          <table:table-cell office:value-type="float" office:value="80">
            <text:p>80</text:p>
          </table:table-cell>
          <table:table-cell table:style-name="ce12" table:number-columns-repeated="5"/>
          <table:table-cell table:style-name="ce12" table:formula="of:=COUNTA([.B12:.G12])" office:value-type="float" office:value="1">
            <text:p>1</text:p>
          </table:table-cell>
          <table:table-cell table:style-name="ce12" table:formula="of:=MIN([.B12:.G12])" office:value-type="float" office:value="80">
            <text:p>80</text:p>
          </table:table-cell>
        </table:table-row>
        <table:table-row table:style-name="ro1">
          <table:table-cell table:style-name="ce10" office:value-type="float" office:value="6">
            <text:p>6</text:p>
          </table:table-cell>
          <table:table-cell office:value-type="float" office:value="80">
            <text:p>80</text:p>
          </table:table-cell>
          <table:table-cell table:style-name="ce12" table:number-columns-repeated="5"/>
          <table:table-cell table:style-name="ce12" table:formula="of:=COUNTA([.B13:.G13])" office:value-type="float" office:value="1">
            <text:p>1</text:p>
          </table:table-cell>
          <table:table-cell table:style-name="ce12" table:formula="of:=MIN([.B13:.G13])" office:value-type="float" office:value="80">
            <text:p>80</text:p>
          </table:table-cell>
        </table:table-row>
        <table:table-row table:style-name="ro1">
          <table:table-cell table:style-name="ce10" office:value-type="float" office:value="7">
            <text:p>7</text:p>
          </table:table-cell>
          <table:table-cell office:value-type="float" office:value="80">
            <text:p>80</text:p>
          </table:table-cell>
          <table:table-cell table:style-name="ce12" table:number-columns-repeated="5"/>
          <table:table-cell table:style-name="ce12" table:formula="of:=COUNTA([.B14:.G14])" office:value-type="float" office:value="1">
            <text:p>1</text:p>
          </table:table-cell>
          <table:table-cell table:style-name="ce12" table:formula="of:=MIN([.B14:.G14])" office:value-type="float" office:value="80">
            <text:p>80</text:p>
          </table:table-cell>
        </table:table-row>
        <table:table-row table:style-name="ro1">
          <table:table-cell table:style-name="ce10" office:value-type="float" office:value="8">
            <text:p>8</text:p>
          </table:table-cell>
          <table:table-cell office:value-type="float" office:value="80">
            <text:p>80</text:p>
          </table:table-cell>
          <table:table-cell table:style-name="ce12" table:number-columns-repeated="5"/>
          <table:table-cell table:style-name="ce12" table:formula="of:=COUNTA([.B15:.G15])" office:value-type="float" office:value="1">
            <text:p>1</text:p>
          </table:table-cell>
          <table:table-cell table:style-name="ce12" table:formula="of:=MIN([.B15:.G15])" office:value-type="float" office:value="80">
            <text:p>80</text:p>
          </table:table-cell>
        </table:table-row>
        <table:table-row table:style-name="ro1">
          <table:table-cell table:style-name="ce10" office:value-type="float" office:value="9">
            <text:p>9</text:p>
          </table:table-cell>
          <table:table-cell office:value-type="float" office:value="80">
            <text:p>80</text:p>
          </table:table-cell>
          <table:table-cell table:style-name="ce12" table:number-columns-repeated="5"/>
          <table:table-cell table:style-name="ce12" table:formula="of:=COUNTA([.B16:.G16])" office:value-type="float" office:value="1">
            <text:p>1</text:p>
          </table:table-cell>
          <table:table-cell table:style-name="ce12" table:formula="of:=MIN([.B16:.G16])" office:value-type="float" office:value="80">
            <text:p>80</text:p>
          </table:table-cell>
        </table:table-row>
        <table:table-row table:style-name="ro1">
          <table:table-cell table:style-name="ce10" office:value-type="float" office:value="10">
            <text:p>10</text:p>
          </table:table-cell>
          <table:table-cell office:value-type="float" office:value="85">
            <text:p>85</text:p>
          </table:table-cell>
          <table:table-cell table:style-name="ce12" office:value-type="float" office:value="80">
            <text:p>80</text:p>
          </table:table-cell>
          <table:table-cell table:style-name="ce12" table:number-columns-repeated="4"/>
          <table:table-cell table:style-name="ce12" table:formula="of:=COUNTA([.B17:.G17])" office:value-type="float" office:value="2">
            <text:p>2</text:p>
          </table:table-cell>
          <table:table-cell table:style-name="ce12" table:formula="of:=MIN([.B17:.G17])" office:value-type="float" office:value="80">
            <text:p>80</text:p>
          </table:table-cell>
        </table:table-row>
        <table:table-row table:style-name="ro1">
          <table:table-cell office:value-type="string">
            <text:p>Média</text:p>
          </table:table-cell>
          <table:table-cell table:style-name="Default" table:formula="of:=AVERAGE([.I8:.I17])" office:value-type="float" office:value="80">
            <text:p>80</text:p>
          </table:table-cell>
          <table:table-cell table:formula="of:=AVERAGE([.C8:.C17])" office:value-type="float" office:value="80">
            <text:p>80</text:p>
          </table:table-cell>
          <table:table-cell table:number-columns-repeated="4"/>
          <table:table-cell table:formula="of:=MAX([.H8:.H17])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>
            <draw:frame table:end-cell-address="'Teste d)'.O39" table:end-x="0.371cm" table:end-y="0.242cm" draw:z-index="1" draw:style-name="gr1" draw:text-style-name="P1" svg:width="16.014cm" svg:height="9.002cm" svg:x="0.559cm" svg:y="0.272cm">
              <draw:object draw:notify-on-update-of-ranges="'Teste d)'.A18:'Teste d)'.A18 'Teste d)'.B18:'Teste d)'.C18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Valor Médio:</text:p>
          </table:table-cell>
          <table:table-cell table:style-name="Default"/>
          <table:table-cell table:formula="of:=AVERAGE([.I8:.I17])" office:value-type="float" office:value="80">
            <text:p>80</text:p>
          </table:table-cell>
          <table:table-cell table:number-columns-repeated="6"/>
        </table:table-row>
        <table:table-row table:style-name="ro1">
          <table:table-cell office:value-type="string" table:number-columns-spanned="2" table:number-rows-spanned="1">
            <text:p>Média na população Inicial:</text:p>
          </table:table-cell>
          <table:covered-table-cell table:style-name="Default"/>
          <table:table-cell table:formula="of:=AVERAGE([.B8:.B17])" office:value-type="float" office:value="80.5">
            <text:p>80,5</text:p>
          </table:table-cell>
          <table:table-cell table:number-columns-repeated="6"/>
        </table:table-row>
        <table:table-row table:style-name="ro1">
          <table:table-cell office:value-type="string" table:number-columns-spanned="4" table:number-rows-spanned="1">
            <text:p>Quantidade média de evoluções (convergência):</text:p>
          </table:table-cell>
          <table:covered-table-cell table:style-name="Default"/>
          <table:covered-table-cell table:number-columns-repeated="2"/>
          <table:table-cell table:formula="of:=AVERAGE([.H8:.H17])" office:value-type="float" office:value="1.1">
            <text:p>1,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>
            <draw:frame table:end-cell-address="'Teste d)'.G45" table:end-x="1.674cm" table:end-y="0.081cm" draw:z-index="0" draw:style-name="gr1" draw:text-style-name="P1" svg:width="16.002cm" svg:height="8.98cm" svg:x="0.5cm" svg:y="0.133cm">
              <draw:object draw:notify-on-update-of-ranges="'Teste d)'.A8:'Teste d)'.A8 'Teste d)'.B8:'Teste d)'.C8 'Teste d)'.A9:'Teste d)'.A9 'Teste d)'.B9:'Teste d)'.C9 'Teste d)'.A10:'Teste d)'.A10 'Teste d)'.B10:'Teste d)'.C10 'Teste d)'.A11:'Teste d)'.A11 'Teste d)'.B11:'Teste d)'.C11 'Teste d)'.A12:'Teste d)'.A12 'Teste d)'.B12:'Teste d)'.C12 'Teste d)'.A13:'Teste d)'.A13 'Teste d)'.B13:'Teste d)'.C13 'Teste d)'.A14:'Teste d)'.A14 'Teste d)'.B14:'Teste d)'.C14 'Teste d)'.A15:'Teste d)'.A15 'Teste d)'.B15:'Teste d)'.C15 'Teste d)'.A16:'Teste d)'.A16 'Teste d)'.B16:'Teste d)'.C16 'Teste d)'.A17:'Teste d)'.A17 'Teste d)'.B17:'Teste d)'.C1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/>
          <table:table-cell table:number-columns-repeated="7"/>
        </table:table-row>
      </table:table>
      <table:table table:name="Teste e)" table:style-name="ta1" table:print="false">
        <table:table-column table:style-name="co6" table:default-cell-style-name="Default"/>
        <table:table-column table:style-name="co2" table:default-cell-style-name="ce12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Tam. Pupulacao</text:p>
          </table:table-cell>
          <table:table-cell table:style-name="ce4" office:value-type="float" office:value="200">
            <text:p>200</text:p>
          </table:table-cell>
          <table:table-cell table:number-columns-repeated="6"/>
          <table:table-cell>
            <draw:frame table:end-cell-address="'Teste e)'.P20" table:end-x="0.284cm" table:end-y="0.423cm" draw:z-index="0" draw:style-name="gr1" draw:text-style-name="P1" svg:width="15.984cm" svg:height="9.002cm" svg:x="0.107cm" svg:y="0.001cm">
              <draw:object draw:notify-on-update-of-ranges="'Teste e)'.A8:'Teste e)'.A8 'Teste e)'.B8:'Teste e)'.B8 'Teste e)'.A9:'Teste e)'.A9 'Teste e)'.B9:'Teste e)'.B9 'Teste e)'.A10:'Teste e)'.A10 'Teste e)'.B10:'Teste e)'.B10 'Teste e)'.A11:'Teste e)'.A11 'Teste e)'.B11:'Teste e)'.B11 'Teste e)'.A12:'Teste e)'.A12 'Teste e)'.B12:'Teste e)'.B12 'Teste e)'.A13:'Teste e)'.A13 'Teste e)'.B13:'Teste e)'.B13 'Teste e)'.A14:'Teste e)'.A14 'Teste e)'.B14:'Teste e)'.B14 'Teste e)'.A15:'Teste e)'.A15 'Teste e)'.B15:'Teste e)'.B15 'Teste e)'.A16:'Teste e)'.A16 'Teste e)'.B16:'Teste e)'.B16 'Teste e)'.A17:'Teste e)'.A17 'Teste e)'.B17:'Teste e)'.B1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string">
            <text:p>Qtde. Geracoes</text:p>
          </table:table-cell>
          <table:table-cell table:style-name="ce5" office:value-type="percentage" office:value="0.11">
            <text:p>11,00%</text:p>
          </table:table-cell>
          <table:table-cell table:number-columns-repeated="7"/>
        </table:table-row>
        <table:table-row table:style-name="ro1">
          <table:table-cell office:value-type="string">
            <text:p>Taxa de Mutação</text:p>
          </table:table-cell>
          <table:table-cell table:style-name="ce4" office:value-type="float" office:value="10000">
            <text:p>10000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4"/>
          <table:table-cell table:number-columns-repeated="7"/>
        </table:table-row>
        <table:table-row table:style-name="ro1">
          <table:table-cell table:style-name="ce1"/>
          <table:table-cell table:style-name="Default"/>
          <table:table-cell table:style-name="ce1"/>
          <table:table-cell table:number-columns-repeated="6"/>
        </table:table-row>
        <table:table-row table:style-name="ro1">
          <table:table-cell table:style-name="ce9" office:value-type="string">
            <text:p>Teste</text:p>
          </table:table-cell>
          <table:table-cell table:style-name="ce11" office:value-type="string" table:number-columns-spanned="4" table:number-rows-spanned="1">
            <text:p>Evolução</text:p>
          </table:table-cell>
          <table:covered-table-cell table:number-columns-repeated="3" table:style-name="ce13"/>
          <table:table-cell table:style-name="ce13" office:value-type="string">
            <text:p>Qtde Evolucoes</text:p>
          </table:table-cell>
          <table:table-cell table:style-name="ce13" office:value-type="string">
            <text:p>Resultado</text:p>
          </table:table-cell>
          <table:table-cell table:number-columns-repeated="2"/>
        </table:table-row>
        <table:table-row table:style-name="ro1">
          <table:table-cell table:style-name="ce10" office:value-type="float" office:value="1">
            <text:p>1</text:p>
          </table:table-cell>
          <table:table-cell office:value-type="float" office:value="80">
            <text:p>80</text:p>
          </table:table-cell>
          <table:table-cell table:style-name="ce12" table:number-columns-repeated="3"/>
          <table:table-cell table:style-name="ce12" table:formula="of:=COUNTA([.B8:.E8])" office:value-type="float" office:value="1">
            <text:p>1</text:p>
          </table:table-cell>
          <table:table-cell table:style-name="ce12" table:formula="of:=MIN([.B8:.E8])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style-name="ce10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2" table:number-columns-repeated="3"/>
          <table:table-cell table:style-name="ce12" table:formula="of:=COUNTA([.B9:.E9])" office:value-type="float" office:value="1">
            <text:p>1</text:p>
          </table:table-cell>
          <table:table-cell table:style-name="ce12" table:formula="of:=MIN([.B9:.E9])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style-name="ce10" office:value-type="float" office:value="3">
            <text:p>3</text:p>
          </table:table-cell>
          <table:table-cell office:value-type="float" office:value="80">
            <text:p>80</text:p>
          </table:table-cell>
          <table:table-cell table:style-name="ce12" table:number-columns-repeated="3"/>
          <table:table-cell table:style-name="ce12" table:formula="of:=COUNTA([.B10:.E10])" office:value-type="float" office:value="1">
            <text:p>1</text:p>
          </table:table-cell>
          <table:table-cell table:style-name="ce12" table:formula="of:=MIN([.B10:.E10])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style-name="ce10" office:value-type="float" office:value="4">
            <text:p>4</text:p>
          </table:table-cell>
          <table:table-cell office:value-type="float" office:value="80">
            <text:p>80</text:p>
          </table:table-cell>
          <table:table-cell table:style-name="ce12" table:number-columns-repeated="3"/>
          <table:table-cell table:style-name="ce12" table:formula="of:=COUNTA([.B11:.E11])" office:value-type="float" office:value="1">
            <text:p>1</text:p>
          </table:table-cell>
          <table:table-cell table:style-name="ce12" table:formula="of:=MIN([.B11:.E11])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style-name="ce10" office:value-type="float" office:value="5">
            <text:p>5</text:p>
          </table:table-cell>
          <table:table-cell office:value-type="float" office:value="80">
            <text:p>80</text:p>
          </table:table-cell>
          <table:table-cell table:style-name="ce12" table:number-columns-repeated="3"/>
          <table:table-cell table:style-name="ce12" table:formula="of:=COUNTA([.B12:.E12])" office:value-type="float" office:value="1">
            <text:p>1</text:p>
          </table:table-cell>
          <table:table-cell table:style-name="ce12" table:formula="of:=MIN([.B12:.E12])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style-name="ce10" office:value-type="float" office:value="6">
            <text:p>6</text:p>
          </table:table-cell>
          <table:table-cell office:value-type="float" office:value="80">
            <text:p>80</text:p>
          </table:table-cell>
          <table:table-cell table:style-name="ce12" table:number-columns-repeated="3"/>
          <table:table-cell table:style-name="ce12" table:formula="of:=COUNTA([.B13:.E13])" office:value-type="float" office:value="1">
            <text:p>1</text:p>
          </table:table-cell>
          <table:table-cell table:style-name="ce12" table:formula="of:=MIN([.B13:.E13])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style-name="ce10" office:value-type="float" office:value="7">
            <text:p>7</text:p>
          </table:table-cell>
          <table:table-cell office:value-type="float" office:value="80">
            <text:p>80</text:p>
          </table:table-cell>
          <table:table-cell table:style-name="ce12" table:number-columns-repeated="3"/>
          <table:table-cell table:style-name="ce12" table:formula="of:=COUNTA([.B14:.E14])" office:value-type="float" office:value="1">
            <text:p>1</text:p>
          </table:table-cell>
          <table:table-cell table:style-name="ce12" table:formula="of:=MIN([.B14:.E14])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style-name="ce10" office:value-type="float" office:value="8">
            <text:p>8</text:p>
          </table:table-cell>
          <table:table-cell office:value-type="float" office:value="80">
            <text:p>80</text:p>
          </table:table-cell>
          <table:table-cell table:style-name="ce12" table:number-columns-repeated="3"/>
          <table:table-cell table:style-name="ce12" table:formula="of:=COUNTA([.B15:.E15])" office:value-type="float" office:value="1">
            <text:p>1</text:p>
          </table:table-cell>
          <table:table-cell table:style-name="ce12" table:formula="of:=MIN([.B15:.E15])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style-name="ce10" office:value-type="float" office:value="9">
            <text:p>9</text:p>
          </table:table-cell>
          <table:table-cell office:value-type="float" office:value="80">
            <text:p>80</text:p>
          </table:table-cell>
          <table:table-cell table:style-name="ce12" table:number-columns-repeated="3"/>
          <table:table-cell table:style-name="ce12" table:formula="of:=COUNTA([.B16:.E16])" office:value-type="float" office:value="1">
            <text:p>1</text:p>
          </table:table-cell>
          <table:table-cell table:style-name="ce12" table:formula="of:=MIN([.B16:.E16])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style-name="ce10" office:value-type="float" office:value="10">
            <text:p>10</text:p>
          </table:table-cell>
          <table:table-cell office:value-type="float" office:value="80">
            <text:p>80</text:p>
          </table:table-cell>
          <table:table-cell table:style-name="ce12" table:number-columns-repeated="3"/>
          <table:table-cell table:style-name="ce12" table:formula="of:=COUNTA([.B17:.E17])" office:value-type="float" office:value="1">
            <text:p>1</text:p>
          </table:table-cell>
          <table:table-cell table:style-name="ce12" table:formula="of:=MIN([.B17:.E17])"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Média</text:p>
          </table:table-cell>
          <table:table-cell table:style-name="Default" table:formula="of:=AVERAGE([.G8:.G17])" office:value-type="float" office:value="80">
            <text:p>80</text:p>
          </table:table-cell>
          <table:table-cell table:number-columns-repeated="3"/>
          <table:table-cell table:formula="of:=MAX([.F8:.F17])"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Valor Médio:</text:p>
          </table:table-cell>
          <table:table-cell table:style-name="Default"/>
          <table:table-cell table:formula="of:=AVERAGE([.G8:.G17])" office:value-type="float" office:value="80">
            <text:p>80</text:p>
          </table:table-cell>
          <table:table-cell table:number-columns-repeated="6"/>
        </table:table-row>
        <table:table-row table:style-name="ro1">
          <table:table-cell office:value-type="string" table:number-columns-spanned="2" table:number-rows-spanned="1">
            <text:p>Média na população Inicial:</text:p>
          </table:table-cell>
          <table:covered-table-cell table:style-name="Default"/>
          <table:table-cell table:formula="of:=AVERAGE([.B8:.B17])" office:value-type="float" office:value="80">
            <text:p>80</text:p>
          </table:table-cell>
          <table:table-cell table:number-columns-repeated="6"/>
        </table:table-row>
        <table:table-row table:style-name="ro1">
          <table:table-cell office:value-type="string" table:number-columns-spanned="4" table:number-rows-spanned="1">
            <text:p>Quantidade média de evoluções (convergência):</text:p>
          </table:table-cell>
          <table:covered-table-cell table:style-name="Default"/>
          <table:covered-table-cell table:number-columns-repeated="2"/>
          <table:table-cell table:formula="of:=AVERAGE([.F8:.F17])" office:value-type="float" office:value="1">
            <text:p>1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>
            <draw:frame table:end-cell-address="'Teste e)'.K45" table:end-x="2.045cm" table:end-y="0.453cm" draw:z-index="1" draw:style-name="gr1" draw:text-style-name="P1" svg:width="16.015cm" svg:height="9.003cm" svg:x="2.232cm" svg:y="0.031cm">
              <draw:object draw:notify-on-update-of-ranges="'Teste e)'.A18:'Teste e)'.A18 'Teste e)'.B18:'Teste e)'.B18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"/>
        </table:table-row>
      </table:table>
      <table:table table:name="Gráficos Gerais" table:style-name="ta1" table:print="false">
        <table:table-column table:style-name="co2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table:number-columns-spanned="5" table:number-rows-spanned="1">
            <text:p>Tamanho da População</text:p>
          </table:table-cell>
          <table:covered-table-cell table:number-columns-repeated="4" table:style-name="ce15"/>
          <table:table-cell table:number-columns-repeated="4"/>
          <table:table-cell table:style-name="ce11" office:value-type="string" table:number-columns-spanned="5" table:number-rows-spanned="1">
            <text:p>Tamanho da População</text:p>
          </table:table-cell>
          <table:covered-table-cell table:number-columns-repeated="4" table:style-name="ce15"/>
        </table:table-row>
        <table:table-row table:style-name="ro1">
          <table:table-cell table:number-columns-repeated="2"/>
          <table:table-cell table:style-name="ce14" office:value-type="float" office:value="5">
            <text:p>5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200">
            <text:p>200</text:p>
          </table:table-cell>
          <table:table-cell table:number-columns-repeated="4"/>
          <table:table-cell table:style-name="ce14" office:value-type="float" office:value="5">
            <text:p>5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200">
            <text:p>200</text:p>
          </table:table-cell>
        </table:table-row>
        <table:table-row table:style-name="ro1">
          <table:table-cell table:style-name="ce14" office:value-type="string" table:number-columns-spanned="2" table:number-rows-spanned="1">
            <text:p>Pontuação média</text:p>
          </table:table-cell>
          <table:covered-table-cell table:style-name="ce14"/>
          <table:table-cell table:style-name="ce12" table:formula="of:=['Teste a)'.C21]" office:value-type="float" office:value="80">
            <text:p>80</text:p>
          </table:table-cell>
          <table:table-cell table:style-name="ce12" table:formula="of:=['Teste b)'.C21]" office:value-type="float" office:value="80">
            <text:p>80</text:p>
          </table:table-cell>
          <table:table-cell table:style-name="ce12" table:formula="of:=['Teste c)'.C21]" office:value-type="float" office:value="80">
            <text:p>80</text:p>
          </table:table-cell>
          <table:table-cell table:style-name="ce12" table:formula="of:=['Teste d)'.C21]" office:value-type="float" office:value="80">
            <text:p>80</text:p>
          </table:table-cell>
          <table:table-cell table:style-name="ce12" table:formula="of:=['Teste e)'.C21]" office:value-type="float" office:value="80">
            <text:p>80</text:p>
          </table:table-cell>
          <table:table-cell table:number-columns-repeated="2"/>
          <table:table-cell table:style-name="ce16" office:value-type="string" table:number-columns-spanned="2" table:number-rows-spanned="1">
            <text:p>Pontuação Média Inicial</text:p>
          </table:table-cell>
          <table:covered-table-cell table:style-name="ce14"/>
          <table:table-cell table:style-name="ce12" table:formula="of:=['Teste a)'.C22]" office:value-type="float" office:value="6170.4">
            <text:p>6170,4</text:p>
          </table:table-cell>
          <table:table-cell table:style-name="ce12" table:formula="of:=['Teste b)'.C22]" office:value-type="float" office:value="886.7">
            <text:p>886,7</text:p>
          </table:table-cell>
          <table:table-cell table:style-name="ce12" table:formula="of:=['Teste c)'.C22]" office:value-type="float" office:value="82">
            <text:p>82</text:p>
          </table:table-cell>
          <table:table-cell table:style-name="ce12" table:formula="of:=['Teste c)'.C22]" office:value-type="float" office:value="82">
            <text:p>82</text:p>
          </table:table-cell>
          <table:table-cell table:style-name="ce12" table:formula="of:=['Teste e)'.C22]" office:value-type="float" office:value="80">
            <text:p>80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>
            <draw:frame table:end-cell-address="'Gráficos Gerais'.H30" table:end-x="1.424cm" table:end-y="0.301cm" draw:z-index="0" draw:style-name="gr1" draw:text-style-name="P1" svg:width="15.993cm" svg:height="9.002cm" svg:x="1.237cm" svg:y="0.332cm">
              <draw:object draw:notify-on-update-of-ranges="'Gráficos Gerais'.C4:'Gráficos Gerais'.G4 'Gráficos Gerais'.C5:'Gráficos Gerais'.G5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  <table:table-cell>
            <draw:frame table:end-cell-address="'Gráficos Gerais'.P30" table:end-x="1.239cm" table:end-y="0.181cm" draw:z-index="1" draw:style-name="gr1" draw:text-style-name="P1" svg:width="15.158cm" svg:height="8.792cm" svg:x="1.887cm" svg:y="0.422cm">
              <draw:object draw:notify-on-update-of-ranges="'Gráficos Gerais'.L4:'Gráficos Gerais'.P4 'Gráficos Gerais'.L5:'Gráficos Gerais'.P5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table:number-columns-spanned="5" table:number-rows-spanned="1">
            <text:p>Tamanho da População</text:p>
          </table:table-cell>
          <table:covered-table-cell table:number-columns-repeated="4" table:style-name="ce15"/>
          <table:table-cell table:number-columns-repeated="9"/>
        </table:table-row>
        <table:table-row table:style-name="ro1">
          <table:table-cell table:number-columns-repeated="2"/>
          <table:table-cell table:style-name="ce14" office:value-type="float" office:value="5">
            <text:p>5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200">
            <text:p>200</text:p>
          </table:table-cell>
          <table:table-cell table:number-columns-repeated="9"/>
        </table:table-row>
        <table:table-row table:style-name="ro1">
          <table:table-cell table:style-name="ce14" office:value-type="string" table:number-columns-spanned="2" table:number-rows-spanned="1">
            <text:p>Quantidade de Evoluções</text:p>
          </table:table-cell>
          <table:covered-table-cell table:style-name="ce14"/>
          <table:table-cell table:formula="of:=['Teste a)'.J18]" office:value-type="float" office:value="8">
            <text:p>8</text:p>
          </table:table-cell>
          <table:table-cell table:formula="of:=['Teste b)'.G18]" office:value-type="float" office:value="5">
            <text:p>5</text:p>
          </table:table-cell>
          <table:table-cell table:formula="of:=['Teste c)'.H18]" office:value-type="float" office:value="3">
            <text:p>3</text:p>
          </table:table-cell>
          <table:table-cell table:formula="of:=['Teste d)'.H18]" office:value-type="float" office:value="2">
            <text:p>2</text:p>
          </table:table-cell>
          <table:table-cell table:formula="of:=['Teste e)'.F18]" office:value-type="float" office:value="1">
            <text:p>1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>
            <draw:frame table:end-cell-address="'Gráficos Gerais'.I61" table:end-x="1.609cm" table:end-y="0.361cm" draw:z-index="2" draw:style-name="gr1" draw:text-style-name="P1" svg:width="14.446cm" svg:height="9.002cm" svg:x="0.712cm" svg:y="0.391cm">
              <draw:object draw:notify-on-update-of-ranges="'Gráficos Gerais'.C37:'Gráficos Gerais'.G37 'Gráficos Gerais'.A38:'Gráficos Gerais'.B38 'Gráficos Gerais'.C38:'Gráficos Gerais'.G38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25/11/2013</text:date>, <text:time>01:16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9T22:14:45.14</meta:creation-date>
    <dc:date>2013-11-25T01:16:00.21</dc:date>
    <meta:editing-duration>PT23H48M12S</meta:editing-duration>
    <meta:editing-cycles>128</meta:editing-cycles>
    <meta:generator>OpenOffice.org/3.4.1$Win32 OpenOffice.org_project/341m1$Build-9593</meta:generator>
    <meta:document-statistic meta:table-count="6" meta:cell-count="41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8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1.196cm" svg:height="14.373cm" xlink:href=".." xlink:type="simple" chart:class="chart:line" chart:style-name="ch1">
        <chart:title svg:x="8.256cm" svg:y="0.244cm" chart:style-name="ch2">
          <text:p>Evolução da População</text:p>
        </chart:title>
        <chart:subtitle svg:x="7.414cm" svg:y="0.798cm" chart:style-name="ch3">
          <text:p>para uma população de 5 indivíduos</text:p>
        </chart:subtitle>
        <chart:legend chart:legend-position="end" svg:x="19.482cm" svg:y="4.516cm" style:legend-expansion="high" chart:style-name="ch4"/>
        <chart:plot-area chart:style-name="ch5" table:cell-range-address="'Teste a)'.A8:'Teste a)'.I17" chart:data-source-has-labels="column" svg:x="1.401cm" svg:y="1.664cm" svg:width="16.196cm" svg:height="11.518cm">
          <chartooo:coordinate-region svg:x="2.578cm" svg:y="1.876cm" svg:width="14.925cm" svg:height="10.633cm"/>
          <chart:axis chart:dimension="x" chart:name="primary-x" chart:style-name="ch6">
            <chart:title svg:x="8.304cm" svg:y="13.47cm" chart:style-name="ch7">
              <text:p>Solução Parcial</text:p>
            </chart:title>
          </chart:axis>
          <chart:axis chart:dimension="y" chart:name="primary-y" chart:style-name="ch8">
            <chart:title svg:x="0.391cm" svg:y="8.261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a)'.B8:'Teste a)'.I8" chart:label-cell-address="'Teste a)'.A8:'Teste a)'.A8" chart:class="chart:line">
            <chart:data-point chart:repeated="8"/>
          </chart:series>
          <chart:series chart:style-name="ch12" chart:values-cell-range-address="'Teste a)'.B9:'Teste a)'.I9" chart:label-cell-address="'Teste a)'.A9:'Teste a)'.A9" chart:class="chart:line">
            <chart:data-point chart:repeated="8"/>
          </chart:series>
          <chart:series chart:style-name="ch13" chart:values-cell-range-address="'Teste a)'.B10:'Teste a)'.I10" chart:label-cell-address="'Teste a)'.A10:'Teste a)'.A10" chart:class="chart:line">
            <chart:data-point chart:repeated="8"/>
          </chart:series>
          <chart:series chart:style-name="ch14" chart:values-cell-range-address="'Teste a)'.B11:'Teste a)'.I11" chart:label-cell-address="'Teste a)'.A11:'Teste a)'.A11" chart:class="chart:line">
            <chart:data-point chart:repeated="8"/>
          </chart:series>
          <chart:series chart:style-name="ch15" chart:values-cell-range-address="'Teste a)'.B12:'Teste a)'.I12" chart:label-cell-address="'Teste a)'.A12:'Teste a)'.A12" chart:class="chart:line">
            <chart:data-point chart:repeated="8"/>
          </chart:series>
          <chart:series chart:style-name="ch16" chart:values-cell-range-address="'Teste a)'.B13:'Teste a)'.I13" chart:label-cell-address="'Teste a)'.A13:'Teste a)'.A13" chart:class="chart:line">
            <chart:data-point chart:repeated="8"/>
          </chart:series>
          <chart:series chart:style-name="ch17" chart:values-cell-range-address="'Teste a)'.B14:'Teste a)'.I14" chart:label-cell-address="'Teste a)'.A14:'Teste a)'.A14" chart:class="chart:line">
            <chart:data-point chart:repeated="8"/>
          </chart:series>
          <chart:series chart:style-name="ch18" chart:values-cell-range-address="'Teste a)'.B15:'Teste a)'.I15" chart:label-cell-address="'Teste a)'.A15:'Teste a)'.A15" chart:class="chart:line">
            <chart:data-point chart:repeated="8"/>
          </chart:series>
          <chart:series chart:style-name="ch19" chart:values-cell-range-address="'Teste a)'.B16:'Teste a)'.I16" chart:label-cell-address="'Teste a)'.A16:'Teste a)'.A16" chart:class="chart:line">
            <chart:data-point chart:repeated="8"/>
          </chart:series>
          <chart:series chart:style-name="ch20" chart:values-cell-range-address="'Teste a)'.B17:'Teste a)'.I17" chart:label-cell-address="'Teste a)'.A17:'Teste a)'.A17" chart:class="chart:line"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e a)'.A8:'Teste a)'.A8</svg:desc>
                </draw:g>
              </table:table-cell>
              <table:table-cell office:value-type="float" office:value="95">
                <text:p>95</text:p>
                <draw:g>
                  <svg:desc>'Teste a)'.B8:'Teste a)'.I8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'Teste a)'.A9:'Teste a)'.A9</svg:desc>
                </draw:g>
              </table:table-cell>
              <table:table-cell office:value-type="float" office:value="11069">
                <text:p>11069</text:p>
                <draw:g>
                  <svg:desc>'Teste a)'.B9:'Teste a)'.I9</svg:desc>
                </draw:g>
              </table:table-cell>
              <table:table-cell office:value-type="float" office:value="7073">
                <text:p>7073</text:p>
              </table:table-cell>
              <table:table-cell office:value-type="float" office:value="4081">
                <text:p>4081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'Teste a)'.A10:'Teste a)'.A10</svg:desc>
                </draw:g>
              </table:table-cell>
              <table:table-cell office:value-type="float" office:value="9056">
                <text:p>9056</text:p>
                <draw:g>
                  <svg:desc>'Teste a)'.B10:'Teste a)'.I10</svg:desc>
                </draw:g>
              </table:table-cell>
              <table:table-cell office:value-type="float" office:value="7068">
                <text:p>7068</text:p>
              </table:table-cell>
              <table:table-cell office:value-type="float" office:value="4096">
                <text:p>4096</text:p>
              </table:table-cell>
              <table:table-cell office:value-type="float" office:value="4081">
                <text:p>4081</text:p>
              </table:table-cell>
              <table:table-cell office:value-type="float" office:value="2068">
                <text:p>2068</text:p>
              </table:table-cell>
              <table:table-cell office:value-type="float" office:value="1079">
                <text:p>1079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  <draw:g>
                  <svg:desc>'Teste a)'.A11:'Teste a)'.A11</svg:desc>
                </draw:g>
              </table:table-cell>
              <table:table-cell office:value-type="float" office:value="95">
                <text:p>95</text:p>
                <draw:g>
                  <svg:desc>'Teste a)'.B11:'Teste a)'.I11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'Teste a)'.A12:'Teste a)'.A12</svg:desc>
                </draw:g>
              </table:table-cell>
              <table:table-cell office:value-type="float" office:value="7078">
                <text:p>7078</text:p>
                <draw:g>
                  <svg:desc>'Teste a)'.B12:'Teste a)'.I12</svg:desc>
                </draw:g>
              </table:table-cell>
              <table:table-cell office:value-type="float" office:value="5100">
                <text:p>5100</text:p>
              </table:table-cell>
              <table:table-cell office:value-type="float" office:value="4091">
                <text:p>4091</text:p>
              </table:table-cell>
              <table:table-cell office:value-type="float" office:value="4086">
                <text:p>4086</text:p>
              </table:table-cell>
              <table:table-cell office:value-type="float" office:value="3092">
                <text:p>3092</text:p>
              </table:table-cell>
              <table:table-cell office:value-type="float" office:value="3082">
                <text:p>3082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  <draw:g>
                  <svg:desc>'Teste a)'.A13:'Teste a)'.A13</svg:desc>
                </draw:g>
              </table:table-cell>
              <table:table-cell office:value-type="float" office:value="4076">
                <text:p>4076</text:p>
                <draw:g>
                  <svg:desc>'Teste a)'.B13:'Teste a)'.I13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'Teste a)'.A14:'Teste a)'.A14</svg:desc>
                </draw:g>
              </table:table-cell>
              <table:table-cell office:value-type="float" office:value="4071">
                <text:p>4071</text:p>
                <draw:g>
                  <svg:desc>'Teste a)'.B14:'Teste a)'.I14</svg:desc>
                </draw:g>
              </table:table-cell>
              <table:table-cell office:value-type="float" office:value="1099">
                <text:p>1099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'Teste a)'.A15:'Teste a)'.A15</svg:desc>
                </draw:g>
              </table:table-cell>
              <table:table-cell office:value-type="float" office:value="16014">
                <text:p>16014</text:p>
                <draw:g>
                  <svg:desc>'Teste a)'.B15:'Teste a)'.I15</svg:desc>
                </draw:g>
              </table:table-cell>
              <table:table-cell office:value-type="float" office:value="1089">
                <text:p>1089</text:p>
              </table:table-cell>
              <table:table-cell office:value-type="float" office:value="1079">
                <text:p>1079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'Teste a)'.A16:'Teste a)'.A16</svg:desc>
                </draw:g>
              </table:table-cell>
              <table:table-cell office:value-type="float" office:value="8082">
                <text:p>8082</text:p>
                <draw:g>
                  <svg:desc>'Teste a)'.B16:'Teste a)'.I16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'Teste a)'.A17:'Teste a)'.A17</svg:desc>
                </draw:g>
              </table:table-cell>
              <table:table-cell office:value-type="float" office:value="2068">
                <text:p>2068</text:p>
                <draw:g>
                  <svg:desc>'Teste a)'.B17:'Teste a)'.I17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80" chart:maximum="61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9.004cm" xlink:href=".." xlink:type="simple" chart:class="chart:line" chart:style-name="ch1">
        <chart:title svg:x="5.663cm" svg:y="0.316cm" chart:style-name="ch2">
          <text:p>Evolução da População</text:p>
        </chart:title>
        <chart:subtitle svg:x="3.493cm" svg:y="1.275cm" chart:style-name="ch3">
          <text:p>Curva média para uma população de 200 indivíduos</text:p>
        </chart:subtitle>
        <chart:legend chart:legend-position="end" svg:x="13.746cm" svg:y="4.19cm" style:legend-expansion="high" chart:style-name="ch4"/>
        <chart:plot-area chart:style-name="ch5" table:cell-range-address="'Teste e)'.A18:'Teste e)'.B18" chart:data-source-has-labels="column" svg:x="1.358cm" svg:y="2.318cm" svg:width="11.748cm" svg:height="5.498cm">
          <chartooo:coordinate-region svg:x="2.35cm" svg:y="2.48cm" svg:width="10.756cm" svg:height="5.124cm"/>
          <chart:axis chart:dimension="x" chart:name="primary-x" chart:style-name="ch6">
            <chart:title svg:x="6.037cm" svg:y="7.997cm" chart:style-name="ch7">
              <text:p>Solução Parcial</text:p>
            </chart:title>
          </chart:axis>
          <chart:axis chart:dimension="y" chart:name="primary-y" chart:style-name="ch8">
            <chart:title svg:x="0.451cm" svg:y="5.905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e)'.B18:'Teste e)'.B18" chart:label-cell-address="'Teste e)'.A18:'Teste e)'.A18" chart:class="chart:line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édia</text:p>
                <draw:g>
                  <svg:desc>'Teste e)'.A18:'Teste e)'.A18</svg:desc>
                </draw:g>
              </table:table-cell>
              <table:table-cell office:value-type="float" office:value="80">
                <text:p>80</text:p>
                <draw:g>
                  <svg:desc>'Teste e)'.B18:'Teste e)'.B18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" chart:maximum="61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3cm" xlink:href=".." xlink:type="simple" chart:class="chart:line" chart:style-name="ch1">
        <chart:legend chart:legend-position="end" svg:x="13.539cm" svg:y="4.189cm" style:legend-expansion="high" chart:style-name="ch2"/>
        <chart:plot-area chart:style-name="ch3" table:cell-range-address="'Gráficos Gerais'.C4:'Gráficos Gerais'.G5" chart:data-source-has-labels="row" svg:x="0.769cm" svg:y="0.855cm" svg:width="12.132cm" svg:height="7.548cm">
          <chartooo:coordinate-region svg:x="1.761cm" svg:y="1.005cm" svg:width="10.86cm" svg:height="6.725cm"/>
          <chart:axis chart:dimension="x" chart:name="primary-x" chart:style-name="ch4" chartooo:axis-type="auto">
            <chartooo:date-scale/>
            <chart:categories table:cell-range-address="'Gráficos Gerais'.C4:'Gráficos Gerais'.G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áficos Gerais'.C5:'Gráficos Gerais'.G5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'Gráficos Gerais'.C4:'Gráficos Gerais'.G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80">
                <text:p>80</text:p>
                <draw:g>
                  <svg:desc>'Gráficos Gerais'.C5:'Gráficos Gerais'.G5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80" chart:maximum="6170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59cm" svg:height="8.793cm" xlink:href=".." xlink:type="simple" chart:class="chart:line" chart:style-name="ch1">
        <chart:title svg:x="2.892cm" svg:y="0.311cm" chart:style-name="ch2">
          <text:p>Pontuação média na inicialização da população</text:p>
        </chart:title>
        <chart:plot-area chart:style-name="ch3" table:cell-range-address="'Gráficos Gerais'.L4:'Gráficos Gerais'.P5" chart:data-source-has-labels="row" svg:x="1.341cm" svg:y="1.615cm" svg:width="13.212cm" svg:height="5.995cm">
          <chartooo:coordinate-region svg:x="2.333cm" svg:y="1.758cm" svg:width="11.94cm" svg:height="5.179cm"/>
          <chart:axis chart:dimension="x" chart:name="primary-x" chart:style-name="ch4" chartooo:axis-type="auto">
            <chartooo:date-scale/>
            <chart:title svg:x="5.257cm" svg:y="7.786cm" chart:style-name="ch5">
              <text:p>Tamanho da População (Indivíduos)</text:p>
            </chart:title>
            <chart:categories table:cell-range-address="'Gráficos Gerais'.L4:'Gráficos Gerais'.P4"/>
          </chart:axis>
          <chart:axis chart:dimension="y" chart:name="primary-y" chart:style-name="ch6">
            <chart:title svg:x="0.451cm" svg:y="5.45cm" chart:style-name="ch7">
              <text:p>Pontuação</text:p>
            </chart:title>
            <chart:grid chart:style-name="ch8" chart:class="major"/>
          </chart:axis>
          <chart:series chart:style-name="ch9" chart:values-cell-range-address="'Gráficos Gerais'.L5:'Gráficos Gerais'.P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'Gráficos Gerais'.L4:'Gráficos Gerais'.P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6170.4">
                <text:p>6170.4</text:p>
                <draw:g>
                  <svg:desc>'Gráficos Gerais'.L5:'Gráficos Gerais'.P5</svg:desc>
                </draw:g>
              </table:table-cell>
              <table:table-cell office:value-type="float" office:value="886.7">
                <text:p>886.7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8cm" svg:height="9.003cm" xlink:href=".." xlink:type="simple" chart:class="chart:bar" chart:style-name="ch1">
        <chart:legend chart:legend-position="end" svg:x="13.861cm" svg:y="4.189cm" style:legend-expansion="high" chart:style-name="ch2"/>
        <chart:plot-area chart:style-name="ch3" table:cell-range-address="'Teste a)'.K8:'Teste a)'.K17" svg:x="0.77cm" svg:y="0.855cm" svg:width="12.451cm" svg:height="7.548cm">
          <chartooo:coordinate-region svg:x="1.391cm" svg:y="1.067cm" svg:width="11.83cm" svg:height="6.6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este a)'.K8:'Teste a)'.K17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'Teste a)'.K8:'Teste a)'.K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47cm" svg:height="9.003cm" xlink:href=".." xlink:type="simple" chart:class="chart:line" chart:style-name="ch1">
        <chart:title svg:x="1.2cm" svg:y="0.316cm" chart:style-name="ch2">
          <text:p>Quantidade de Soluções Parciais por Tamanho da População</text:p>
        </chart:title>
        <chart:plot-area chart:style-name="ch3" table:cell-range-address="'Gráficos Gerais'.C37:'Gráficos Gerais'.G38 'Gráficos Gerais'.A38:'Gráficos Gerais'.B38" chart:data-source-has-labels="both" svg:x="1.295cm" svg:y="1.665cm" svg:width="12.544cm" svg:height="6.179cm">
          <chartooo:coordinate-region svg:x="1.731cm" svg:y="1.877cm" svg:width="11.828cm" svg:height="5.294cm"/>
          <chart:axis chart:dimension="x" chart:name="primary-x" chart:style-name="ch4" chartooo:axis-type="auto">
            <chartooo:date-scale/>
            <chart:title svg:x="4.877cm" svg:y="8.025cm" chart:style-name="ch5">
              <text:p>Tamanho da População (indivíduos)</text:p>
            </chart:title>
            <chart:categories table:cell-range-address="'Gráficos Gerais'.C37:'Gráficos Gerais'.G37"/>
          </chart:axis>
          <chart:axis chart:dimension="y" chart:name="primary-y" chart:style-name="ch6">
            <chart:title svg:x="0.42cm" svg:y="5.936cm" chart:style-name="ch7">
              <text:p>Solução parcial</text:p>
            </chart:title>
            <chart:grid chart:style-name="ch8" chart:class="major"/>
          </chart:axis>
          <chart:series chart:style-name="ch9" chart:values-cell-range-address="'Gráficos Gerais'.C38:'Gráficos Gerais'.G38" chart:label-cell-address="'Gráficos Gerais'.A38:'Gráficos Gerais'.B3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'Gráficos Gerais'.C37:'Gráficos Gerais'.G3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Quantidade de Evoluções</text:p>
                <text:list>
                  <text:list-item>
                    <text:p>Quantidade de Evoluções</text:p>
                  </text:list-item>
                  <text:list-item>
                    <text:p/>
                  </text:list-item>
                </text:list>
                <draw:g>
                  <svg:desc>'Gráficos Gerais'.A38:'Gráficos Gerais'.B38</svg:desc>
                </draw:g>
              </table:table-cell>
              <table:table-cell office:value-type="float" office:value="8">
                <text:p>8</text:p>
                <draw:g>
                  <svg:desc>'Gráficos Gerais'.C38:'Gráficos Gerais'.G3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8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1.097cm" svg:height="14.293cm" xlink:href=".." xlink:type="simple" chart:class="chart:line" chart:style-name="ch1">
        <chart:title svg:x="8.203cm" svg:y="0.421cm" chart:style-name="ch2">
          <text:p>Evolução da População</text:p>
        </chart:title>
        <chart:subtitle svg:x="7.384cm" svg:y="0.974cm" chart:style-name="ch3">
          <text:p>para uma população de 10 indivíduos</text:p>
        </chart:subtitle>
        <chart:legend chart:legend-position="end" svg:x="19.383cm" svg:y="4.476cm" style:legend-expansion="high" chart:style-name="ch4"/>
        <chart:plot-area chart:style-name="ch5" table:cell-range-address="'Teste b)'.A8:'Teste b)'.F17" chart:data-source-has-labels="column" svg:x="1.488cm" svg:y="1.835cm" svg:width="17.08cm" svg:height="10.261cm">
          <chartooo:coordinate-region svg:x="2.48cm" svg:y="2.048cm" svg:width="15.994cm" svg:height="9.375cm"/>
          <chart:axis chart:dimension="x" chart:name="primary-x" chart:style-name="ch6">
            <chart:title svg:x="8.833cm" svg:y="12.382cm" chart:style-name="ch7">
              <text:p>Solução Parcial</text:p>
            </chart:title>
          </chart:axis>
          <chart:axis chart:dimension="y" chart:name="primary-y" chart:style-name="ch8">
            <chart:title svg:x="0.48cm" svg:y="7.803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b)'.B8:'Teste b)'.F8" chart:label-cell-address="'Teste b)'.A8:'Teste b)'.A8" chart:class="chart:line">
            <chart:data-point chart:repeated="5"/>
          </chart:series>
          <chart:series chart:style-name="ch12" chart:values-cell-range-address="'Teste b)'.B9:'Teste b)'.F9" chart:label-cell-address="'Teste b)'.A9:'Teste b)'.A9" chart:class="chart:line">
            <chart:data-point chart:repeated="5"/>
          </chart:series>
          <chart:series chart:style-name="ch13" chart:values-cell-range-address="'Teste b)'.B10:'Teste b)'.F10" chart:label-cell-address="'Teste b)'.A10:'Teste b)'.A10" chart:class="chart:line">
            <chart:data-point chart:repeated="5"/>
          </chart:series>
          <chart:series chart:style-name="ch14" chart:values-cell-range-address="'Teste b)'.B11:'Teste b)'.F11" chart:label-cell-address="'Teste b)'.A11:'Teste b)'.A11" chart:class="chart:line">
            <chart:data-point chart:repeated="5"/>
          </chart:series>
          <chart:series chart:style-name="ch15" chart:values-cell-range-address="'Teste b)'.B12:'Teste b)'.F12" chart:label-cell-address="'Teste b)'.A12:'Teste b)'.A12" chart:class="chart:line">
            <chart:data-point chart:repeated="5"/>
          </chart:series>
          <chart:series chart:style-name="ch16" chart:values-cell-range-address="'Teste b)'.B13:'Teste b)'.F13" chart:label-cell-address="'Teste b)'.A13:'Teste b)'.A13" chart:class="chart:line">
            <chart:data-point chart:repeated="5"/>
          </chart:series>
          <chart:series chart:style-name="ch17" chart:values-cell-range-address="'Teste b)'.B14:'Teste b)'.F14" chart:label-cell-address="'Teste b)'.A14:'Teste b)'.A14" chart:class="chart:line">
            <chart:data-point chart:repeated="5"/>
          </chart:series>
          <chart:series chart:style-name="ch18" chart:values-cell-range-address="'Teste b)'.B15:'Teste b)'.F15" chart:label-cell-address="'Teste b)'.A15:'Teste b)'.A15" chart:class="chart:line">
            <chart:data-point chart:repeated="5"/>
          </chart:series>
          <chart:series chart:style-name="ch19" chart:values-cell-range-address="'Teste b)'.B16:'Teste b)'.F16" chart:label-cell-address="'Teste b)'.A16:'Teste b)'.A16" chart:class="chart:line">
            <chart:data-point chart:repeated="5"/>
          </chart:series>
          <chart:series chart:style-name="ch20" chart:values-cell-range-address="'Teste b)'.B17:'Teste b)'.F17" chart:label-cell-address="'Teste b)'.A17:'Teste b)'.A17" chart:class="chart:line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e b)'.A8:'Teste b)'.A8</svg:desc>
                </draw:g>
              </table:table-cell>
              <table:table-cell office:value-type="float" office:value="4071">
                <text:p>4071</text:p>
                <draw:g>
                  <svg:desc>'Teste b)'.B8:'Teste b)'.F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</text:p>
                <draw:g>
                  <svg:desc>'Teste b)'.A9:'Teste b)'.A9</svg:desc>
                </draw:g>
              </table:table-cell>
              <table:table-cell office:value-type="float" office:value="85">
                <text:p>85</text:p>
                <draw:g>
                  <svg:desc>'Teste b)'.B9:'Teste b)'.F9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'Teste b)'.A10:'Teste b)'.A10</svg:desc>
                </draw:g>
              </table:table-cell>
              <table:table-cell office:value-type="float" office:value="100">
                <text:p>100</text:p>
                <draw:g>
                  <svg:desc>'Teste b)'.B10:'Teste b)'.F10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'Teste b)'.A11:'Teste b)'.A11</svg:desc>
                </draw:g>
              </table:table-cell>
              <table:table-cell office:value-type="float" office:value="85">
                <text:p>85</text:p>
                <draw:g>
                  <svg:desc>'Teste b)'.B11:'Teste b)'.F11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'Teste b)'.A12:'Teste b)'.A12</svg:desc>
                </draw:g>
              </table:table-cell>
              <table:table-cell office:value-type="float" office:value="80">
                <text:p>80</text:p>
                <draw:g>
                  <svg:desc>'Teste b)'.B12:'Teste b)'.F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'Teste b)'.A13:'Teste b)'.A13</svg:desc>
                </draw:g>
              </table:table-cell>
              <table:table-cell office:value-type="float" office:value="100">
                <text:p>100</text:p>
                <draw:g>
                  <svg:desc>'Teste b)'.B13:'Teste b)'.F13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'Teste b)'.A14:'Teste b)'.A14</svg:desc>
                </draw:g>
              </table:table-cell>
              <table:table-cell office:value-type="float" office:value="85">
                <text:p>85</text:p>
                <draw:g>
                  <svg:desc>'Teste b)'.B14:'Teste b)'.F14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'Teste b)'.A15:'Teste b)'.A15</svg:desc>
                </draw:g>
              </table:table-cell>
              <table:table-cell office:value-type="float" office:value="85">
                <text:p>85</text:p>
                <draw:g>
                  <svg:desc>'Teste b)'.B15:'Teste b)'.F15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'Teste b)'.A16:'Teste b)'.A16</svg:desc>
                </draw:g>
              </table:table-cell>
              <table:table-cell office:value-type="float" office:value="4086">
                <text:p>4086</text:p>
                <draw:g>
                  <svg:desc>'Teste b)'.B16:'Teste b)'.F16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'Teste b)'.A17:'Teste b)'.A17</svg:desc>
                </draw:g>
              </table:table-cell>
              <table:table-cell office:value-type="float" office:value="90">
                <text:p>90</text:p>
                <draw:g>
                  <svg:desc>'Teste b)'.B17:'Teste b)'.F17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6cm" svg:height="8.981cm" xlink:href=".." xlink:type="simple" chart:class="chart:line" chart:style-name="ch1">
        <chart:legend chart:legend-position="end" svg:x="14.262cm" svg:y="1.82cm" style:legend-expansion="high" chart:style-name="ch2"/>
        <chart:plot-area chart:style-name="ch3" table:cell-range-address="'Teste c)'.A8:'Teste c)'.E17" chart:data-source-has-labels="column" svg:x="0.769cm" svg:y="0.851cm" svg:width="12.855cm" svg:height="7.531cm">
          <chartooo:coordinate-region svg:x="1.39cm" svg:y="1.063cm" svg:width="12.14cm" svg:height="6.6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ste c)'.B8:'Teste c)'.E8" chart:label-cell-address="'Teste c)'.A8:'Teste c)'.A8" chart:class="chart:line">
            <chart:data-point chart:repeated="4"/>
          </chart:series>
          <chart:series chart:style-name="ch7" chart:values-cell-range-address="'Teste c)'.B9:'Teste c)'.E9" chart:label-cell-address="'Teste c)'.A9:'Teste c)'.A9" chart:class="chart:line">
            <chart:data-point chart:repeated="4"/>
          </chart:series>
          <chart:series chart:style-name="ch8" chart:values-cell-range-address="'Teste c)'.B10:'Teste c)'.E10" chart:label-cell-address="'Teste c)'.A10:'Teste c)'.A10" chart:class="chart:line">
            <chart:data-point chart:repeated="4"/>
          </chart:series>
          <chart:series chart:style-name="ch9" chart:values-cell-range-address="'Teste c)'.B11:'Teste c)'.E11" chart:label-cell-address="'Teste c)'.A11:'Teste c)'.A11" chart:class="chart:line">
            <chart:data-point chart:repeated="4"/>
          </chart:series>
          <chart:series chart:style-name="ch10" chart:values-cell-range-address="'Teste c)'.B12:'Teste c)'.E12" chart:label-cell-address="'Teste c)'.A12:'Teste c)'.A12" chart:class="chart:line">
            <chart:data-point chart:repeated="4"/>
          </chart:series>
          <chart:series chart:style-name="ch11" chart:values-cell-range-address="'Teste c)'.B13:'Teste c)'.E13" chart:label-cell-address="'Teste c)'.A13:'Teste c)'.A13" chart:class="chart:line">
            <chart:data-point chart:repeated="4"/>
          </chart:series>
          <chart:series chart:style-name="ch12" chart:values-cell-range-address="'Teste c)'.B14:'Teste c)'.E14" chart:label-cell-address="'Teste c)'.A14:'Teste c)'.A14" chart:class="chart:line">
            <chart:data-point chart:repeated="4"/>
          </chart:series>
          <chart:series chart:style-name="ch13" chart:values-cell-range-address="'Teste c)'.B15:'Teste c)'.E15" chart:label-cell-address="'Teste c)'.A15:'Teste c)'.A15" chart:class="chart:line">
            <chart:data-point chart:repeated="4"/>
          </chart:series>
          <chart:series chart:style-name="ch14" chart:values-cell-range-address="'Teste c)'.B16:'Teste c)'.E16" chart:label-cell-address="'Teste c)'.A16:'Teste c)'.A16" chart:class="chart:line">
            <chart:data-point chart:repeated="4"/>
          </chart:series>
          <chart:series chart:style-name="ch15" chart:values-cell-range-address="'Teste c)'.B17:'Teste c)'.E17" chart:label-cell-address="'Teste c)'.A17:'Teste c)'.A17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e c)'.A8:'Teste c)'.A8</svg:desc>
                </draw:g>
              </table:table-cell>
              <table:table-cell office:value-type="float" office:value="80">
                <text:p>80</text:p>
                <draw:g>
                  <svg:desc>'Teste c)'.B8:'Teste c)'.E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'Teste c)'.A9:'Teste c)'.A9</svg:desc>
                </draw:g>
              </table:table-cell>
              <table:table-cell office:value-type="float" office:value="85">
                <text:p>85</text:p>
                <draw:g>
                  <svg:desc>'Teste c)'.B9:'Teste c)'.E9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'Teste c)'.A10:'Teste c)'.A10</svg:desc>
                </draw:g>
              </table:table-cell>
              <table:table-cell office:value-type="float" office:value="80">
                <text:p>80</text:p>
                <draw:g>
                  <svg:desc>'Teste c)'.B10:'Teste c)'.E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'Teste c)'.A11:'Teste c)'.A11</svg:desc>
                </draw:g>
              </table:table-cell>
              <table:table-cell office:value-type="float" office:value="80">
                <text:p>80</text:p>
                <draw:g>
                  <svg:desc>'Teste c)'.B11:'Teste c)'.E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'Teste c)'.A12:'Teste c)'.A12</svg:desc>
                </draw:g>
              </table:table-cell>
              <table:table-cell office:value-type="float" office:value="90">
                <text:p>90</text:p>
                <draw:g>
                  <svg:desc>'Teste c)'.B12:'Teste c)'.E12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'Teste c)'.A13:'Teste c)'.A13</svg:desc>
                </draw:g>
              </table:table-cell>
              <table:table-cell office:value-type="float" office:value="80">
                <text:p>80</text:p>
                <draw:g>
                  <svg:desc>'Teste c)'.B13:'Teste c)'.E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'Teste c)'.A14:'Teste c)'.A14</svg:desc>
                </draw:g>
              </table:table-cell>
              <table:table-cell office:value-type="float" office:value="85">
                <text:p>85</text:p>
                <draw:g>
                  <svg:desc>'Teste c)'.B14:'Teste c)'.E14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'Teste c)'.A15:'Teste c)'.A15</svg:desc>
                </draw:g>
              </table:table-cell>
              <table:table-cell office:value-type="float" office:value="80">
                <text:p>80</text:p>
                <draw:g>
                  <svg:desc>'Teste c)'.B15:'Teste c)'.E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'Teste c)'.A16:'Teste c)'.A16</svg:desc>
                </draw:g>
              </table:table-cell>
              <table:table-cell office:value-type="float" office:value="80">
                <text:p>80</text:p>
                <draw:g>
                  <svg:desc>'Teste c)'.B16:'Teste c)'.E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'Teste c)'.A17:'Teste c)'.A17</svg:desc>
                </draw:g>
              </table:table-cell>
              <table:table-cell office:value-type="float" office:value="80">
                <text:p>80</text:p>
                <draw:g>
                  <svg:desc>'Teste c)'.B17:'Teste c)'.E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line" chart:style-name="ch1">
        <chart:legend chart:legend-position="end" svg:x="14.289cm" svg:y="1.82cm" style:legend-expansion="high" chart:style-name="ch2"/>
        <chart:plot-area chart:style-name="ch3" table:cell-range-address="'Teste d)'.A8:'Teste d)'.C17" chart:data-source-has-labels="column" svg:x="0.77cm" svg:y="0.851cm" svg:width="12.879cm" svg:height="7.531cm">
          <chartooo:coordinate-region svg:x="1.391cm" svg:y="1.063cm" svg:width="12.164cm" svg:height="6.6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ste d)'.B8:'Teste d)'.C8" chart:label-cell-address="'Teste d)'.A8:'Teste d)'.A8" chart:class="chart:line">
            <chart:data-point chart:repeated="2"/>
          </chart:series>
          <chart:series chart:style-name="ch7" chart:values-cell-range-address="'Teste d)'.B9:'Teste d)'.C9" chart:label-cell-address="'Teste d)'.A9:'Teste d)'.A9" chart:class="chart:line">
            <chart:data-point chart:repeated="2"/>
          </chart:series>
          <chart:series chart:style-name="ch8" chart:values-cell-range-address="'Teste d)'.B10:'Teste d)'.C10" chart:label-cell-address="'Teste d)'.A10:'Teste d)'.A10" chart:class="chart:line">
            <chart:data-point chart:repeated="2"/>
          </chart:series>
          <chart:series chart:style-name="ch9" chart:values-cell-range-address="'Teste d)'.B11:'Teste d)'.C11" chart:label-cell-address="'Teste d)'.A11:'Teste d)'.A11" chart:class="chart:line">
            <chart:data-point chart:repeated="2"/>
          </chart:series>
          <chart:series chart:style-name="ch10" chart:values-cell-range-address="'Teste d)'.B12:'Teste d)'.C12" chart:label-cell-address="'Teste d)'.A12:'Teste d)'.A12" chart:class="chart:line">
            <chart:data-point chart:repeated="2"/>
          </chart:series>
          <chart:series chart:style-name="ch11" chart:values-cell-range-address="'Teste d)'.B13:'Teste d)'.C13" chart:label-cell-address="'Teste d)'.A13:'Teste d)'.A13" chart:class="chart:line">
            <chart:data-point chart:repeated="2"/>
          </chart:series>
          <chart:series chart:style-name="ch12" chart:values-cell-range-address="'Teste d)'.B14:'Teste d)'.C14" chart:label-cell-address="'Teste d)'.A14:'Teste d)'.A14" chart:class="chart:line">
            <chart:data-point chart:repeated="2"/>
          </chart:series>
          <chart:series chart:style-name="ch13" chart:values-cell-range-address="'Teste d)'.B15:'Teste d)'.C15" chart:label-cell-address="'Teste d)'.A15:'Teste d)'.A15" chart:class="chart:line">
            <chart:data-point chart:repeated="2"/>
          </chart:series>
          <chart:series chart:style-name="ch14" chart:values-cell-range-address="'Teste d)'.B16:'Teste d)'.C16" chart:label-cell-address="'Teste d)'.A16:'Teste d)'.A16" chart:class="chart:line">
            <chart:data-point chart:repeated="2"/>
          </chart:series>
          <chart:series chart:style-name="ch15" chart:values-cell-range-address="'Teste d)'.B17:'Teste d)'.C17" chart:label-cell-address="'Teste d)'.A17:'Teste d)'.A17" chart:class="chart:line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e d)'.A8:'Teste d)'.A8</svg:desc>
                </draw:g>
              </table:table-cell>
              <table:table-cell office:value-type="float" office:value="80">
                <text:p>80</text:p>
                <draw:g>
                  <svg:desc>'Teste d)'.B8:'Teste d)'.C8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'Teste d)'.A9:'Teste d)'.A9</svg:desc>
                </draw:g>
              </table:table-cell>
              <table:table-cell office:value-type="float" office:value="80">
                <text:p>80</text:p>
                <draw:g>
                  <svg:desc>'Teste d)'.B9:'Teste d)'.C9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'Teste d)'.A10:'Teste d)'.A10</svg:desc>
                </draw:g>
              </table:table-cell>
              <table:table-cell office:value-type="float" office:value="80">
                <text:p>80</text:p>
                <draw:g>
                  <svg:desc>'Teste d)'.B10:'Teste d)'.C10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'Teste d)'.A11:'Teste d)'.A11</svg:desc>
                </draw:g>
              </table:table-cell>
              <table:table-cell office:value-type="float" office:value="80">
                <text:p>80</text:p>
                <draw:g>
                  <svg:desc>'Teste d)'.B11:'Teste d)'.C11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'Teste d)'.A12:'Teste d)'.A12</svg:desc>
                </draw:g>
              </table:table-cell>
              <table:table-cell office:value-type="float" office:value="80">
                <text:p>80</text:p>
                <draw:g>
                  <svg:desc>'Teste d)'.B12:'Teste d)'.C12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'Teste d)'.A13:'Teste d)'.A13</svg:desc>
                </draw:g>
              </table:table-cell>
              <table:table-cell office:value-type="float" office:value="80">
                <text:p>80</text:p>
                <draw:g>
                  <svg:desc>'Teste d)'.B13:'Teste d)'.C13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'Teste d)'.A14:'Teste d)'.A14</svg:desc>
                </draw:g>
              </table:table-cell>
              <table:table-cell office:value-type="float" office:value="80">
                <text:p>80</text:p>
                <draw:g>
                  <svg:desc>'Teste d)'.B14:'Teste d)'.C14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'Teste d)'.A15:'Teste d)'.A15</svg:desc>
                </draw:g>
              </table:table-cell>
              <table:table-cell office:value-type="float" office:value="80">
                <text:p>80</text:p>
                <draw:g>
                  <svg:desc>'Teste d)'.B15:'Teste d)'.C15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'Teste d)'.A16:'Teste d)'.A16</svg:desc>
                </draw:g>
              </table:table-cell>
              <table:table-cell office:value-type="float" office:value="80">
                <text:p>80</text:p>
                <draw:g>
                  <svg:desc>'Teste d)'.B16:'Teste d)'.C16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'Teste d)'.A17:'Teste d)'.A17</svg:desc>
                </draw:g>
              </table:table-cell>
              <table:table-cell office:value-type="float" office:value="85">
                <text:p>85</text:p>
                <draw:g>
                  <svg:desc>'Teste d)'.B17:'Teste d)'.C17</svg:desc>
                </draw:g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5cm" svg:height="9.003cm" xlink:href=".." xlink:type="simple" chart:class="chart:line" chart:style-name="ch1">
        <chart:legend chart:legend-position="end" svg:x="14.271cm" svg:y="1.831cm" style:legend-expansion="high" chart:style-name="ch2"/>
        <chart:plot-area chart:style-name="ch3" table:cell-range-address="'Teste e)'.A8:'Teste e)'.B17" chart:data-source-has-labels="column" svg:x="0.769cm" svg:y="0.855cm" svg:width="12.864cm" svg:height="7.548cm">
          <chartooo:coordinate-region svg:x="1.39cm" svg:y="1.068cm" svg:width="12.243cm" svg:height="7.1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ste e)'.B8:'Teste e)'.B8" chart:label-cell-address="'Teste e)'.A8:'Teste e)'.A8" chart:class="chart:line">
            <chart:data-point/>
          </chart:series>
          <chart:series chart:style-name="ch7" chart:values-cell-range-address="'Teste e)'.B9:'Teste e)'.B9" chart:label-cell-address="'Teste e)'.A9:'Teste e)'.A9" chart:class="chart:line">
            <chart:data-point/>
          </chart:series>
          <chart:series chart:style-name="ch8" chart:values-cell-range-address="'Teste e)'.B10:'Teste e)'.B10" chart:label-cell-address="'Teste e)'.A10:'Teste e)'.A10" chart:class="chart:line">
            <chart:data-point/>
          </chart:series>
          <chart:series chart:style-name="ch9" chart:values-cell-range-address="'Teste e)'.B11:'Teste e)'.B11" chart:label-cell-address="'Teste e)'.A11:'Teste e)'.A11" chart:class="chart:line">
            <chart:data-point/>
          </chart:series>
          <chart:series chart:style-name="ch10" chart:values-cell-range-address="'Teste e)'.B12:'Teste e)'.B12" chart:label-cell-address="'Teste e)'.A12:'Teste e)'.A12" chart:class="chart:line">
            <chart:data-point/>
          </chart:series>
          <chart:series chart:style-name="ch11" chart:values-cell-range-address="'Teste e)'.B13:'Teste e)'.B13" chart:label-cell-address="'Teste e)'.A13:'Teste e)'.A13" chart:class="chart:line">
            <chart:data-point/>
          </chart:series>
          <chart:series chart:style-name="ch12" chart:values-cell-range-address="'Teste e)'.B14:'Teste e)'.B14" chart:label-cell-address="'Teste e)'.A14:'Teste e)'.A14" chart:class="chart:line">
            <chart:data-point/>
          </chart:series>
          <chart:series chart:style-name="ch13" chart:values-cell-range-address="'Teste e)'.B15:'Teste e)'.B15" chart:label-cell-address="'Teste e)'.A15:'Teste e)'.A15" chart:class="chart:line">
            <chart:data-point/>
          </chart:series>
          <chart:series chart:style-name="ch14" chart:values-cell-range-address="'Teste e)'.B16:'Teste e)'.B16" chart:label-cell-address="'Teste e)'.A16:'Teste e)'.A16" chart:class="chart:line">
            <chart:data-point/>
          </chart:series>
          <chart:series chart:style-name="ch15" chart:values-cell-range-address="'Teste e)'.B17:'Teste e)'.B17" chart:label-cell-address="'Teste e)'.A17:'Teste e)'.A17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e e)'.A8:'Teste e)'.A8</svg:desc>
                </draw:g>
              </table:table-cell>
              <table:table-cell office:value-type="float" office:value="80">
                <text:p>80</text:p>
                <draw:g>
                  <svg:desc>'Teste e)'.B8:'Teste e)'.B8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'Teste e)'.A9:'Teste e)'.A9</svg:desc>
                </draw:g>
              </table:table-cell>
              <table:table-cell office:value-type="float" office:value="80">
                <text:p>80</text:p>
                <draw:g>
                  <svg:desc>'Teste e)'.B9:'Teste e)'.B9</svg:desc>
                </draw:g>
              </table:table-cell>
            </table:table-row>
            <table:table-row>
              <table:table-cell office:value-type="string">
                <text:p>3</text:p>
                <draw:g>
                  <svg:desc>'Teste e)'.A10:'Teste e)'.A10</svg:desc>
                </draw:g>
              </table:table-cell>
              <table:table-cell office:value-type="float" office:value="80">
                <text:p>80</text:p>
                <draw:g>
                  <svg:desc>'Teste e)'.B10:'Teste e)'.B10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'Teste e)'.A11:'Teste e)'.A11</svg:desc>
                </draw:g>
              </table:table-cell>
              <table:table-cell office:value-type="float" office:value="80">
                <text:p>80</text:p>
                <draw:g>
                  <svg:desc>'Teste e)'.B11:'Teste e)'.B11</svg:desc>
                </draw:g>
              </table:table-cell>
            </table:table-row>
            <table:table-row>
              <table:table-cell office:value-type="string">
                <text:p>5</text:p>
                <draw:g>
                  <svg:desc>'Teste e)'.A12:'Teste e)'.A12</svg:desc>
                </draw:g>
              </table:table-cell>
              <table:table-cell office:value-type="float" office:value="80">
                <text:p>80</text:p>
                <draw:g>
                  <svg:desc>'Teste e)'.B12:'Teste e)'.B12</svg:desc>
                </draw:g>
              </table:table-cell>
            </table:table-row>
            <table:table-row>
              <table:table-cell office:value-type="string">
                <text:p>6</text:p>
                <draw:g>
                  <svg:desc>'Teste e)'.A13:'Teste e)'.A13</svg:desc>
                </draw:g>
              </table:table-cell>
              <table:table-cell office:value-type="float" office:value="80">
                <text:p>80</text:p>
                <draw:g>
                  <svg:desc>'Teste e)'.B13:'Teste e)'.B13</svg:desc>
                </draw:g>
              </table:table-cell>
            </table:table-row>
            <table:table-row>
              <table:table-cell office:value-type="string">
                <text:p>7</text:p>
                <draw:g>
                  <svg:desc>'Teste e)'.A14:'Teste e)'.A14</svg:desc>
                </draw:g>
              </table:table-cell>
              <table:table-cell office:value-type="float" office:value="80">
                <text:p>80</text:p>
                <draw:g>
                  <svg:desc>'Teste e)'.B14:'Teste e)'.B14</svg:desc>
                </draw:g>
              </table:table-cell>
            </table:table-row>
            <table:table-row>
              <table:table-cell office:value-type="string">
                <text:p>8</text:p>
                <draw:g>
                  <svg:desc>'Teste e)'.A15:'Teste e)'.A15</svg:desc>
                </draw:g>
              </table:table-cell>
              <table:table-cell office:value-type="float" office:value="80">
                <text:p>80</text:p>
                <draw:g>
                  <svg:desc>'Teste e)'.B15:'Teste e)'.B15</svg:desc>
                </draw:g>
              </table:table-cell>
            </table:table-row>
            <table:table-row>
              <table:table-cell office:value-type="string">
                <text:p>9</text:p>
                <draw:g>
                  <svg:desc>'Teste e)'.A16:'Teste e)'.A16</svg:desc>
                </draw:g>
              </table:table-cell>
              <table:table-cell office:value-type="float" office:value="80">
                <text:p>80</text:p>
                <draw:g>
                  <svg:desc>'Teste e)'.B16:'Teste e)'.B16</svg:desc>
                </draw:g>
              </table:table-cell>
            </table:table-row>
            <table:table-row>
              <table:table-cell office:value-type="string">
                <text:p>10</text:p>
                <draw:g>
                  <svg:desc>'Teste e)'.A17:'Teste e)'.A17</svg:desc>
                </draw:g>
              </table:table-cell>
              <table:table-cell office:value-type="float" office:value="80">
                <text:p>80</text:p>
                <draw:g>
                  <svg:desc>'Teste e)'.B17:'Teste e)'.B1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80" chart:maximum="6170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1cm" svg:height="9.726cm" xlink:href=".." xlink:type="simple" chart:class="chart:line" chart:style-name="ch1">
        <chart:title svg:x="5.665cm" svg:y="0.33cm" chart:style-name="ch2">
          <text:p>Evolução da População</text:p>
        </chart:title>
        <chart:subtitle svg:x="3.799cm" svg:y="0.951cm" chart:style-name="ch3">
          <text:p>Curva média para uma população de 5 indivíduos</text:p>
        </chart:subtitle>
        <chart:legend chart:legend-position="end" svg:x="13.751cm" svg:y="4.551cm" style:legend-expansion="high" chart:style-name="ch4"/>
        <chart:plot-area chart:style-name="ch5" table:cell-range-address="'Teste a)'.A18:'Teste a)'.I18" chart:data-source-has-labels="column" svg:x="1.358cm" svg:y="2.374cm" svg:width="11.753cm" svg:height="6.15cm">
          <chartooo:coordinate-region svg:x="2.35cm" svg:y="2.514cm" svg:width="10.667cm" svg:height="5.337cm"/>
          <chart:axis chart:dimension="x" chart:name="primary-x" chart:style-name="ch6">
            <chart:title svg:x="6.039cm" svg:y="8.719cm" chart:style-name="ch7">
              <text:p>Solução Parcial</text:p>
            </chart:title>
          </chart:axis>
          <chart:axis chart:dimension="y" chart:name="primary-y" chart:style-name="ch8">
            <chart:title svg:x="0.451cm" svg:y="6.287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a)'.B18:'Teste a)'.I18" chart:label-cell-address="'Teste a)'.A18:'Teste a)'.A18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Média</text:p>
                <draw:g>
                  <svg:desc>'Teste a)'.A18:'Teste a)'.A18</svg:desc>
                </draw:g>
              </table:table-cell>
              <table:table-cell office:value-type="float" office:value="6170.4">
                <text:p>6170.4</text:p>
                <draw:g>
                  <svg:desc>'Teste a)'.B18:'Teste a)'.I18</svg:desc>
                </draw:g>
              </table:table-cell>
              <table:table-cell office:value-type="float" office:value="2189.4">
                <text:p>2189.4</text:p>
              </table:table-cell>
              <table:table-cell office:value-type="float" office:value="1532.44444444444">
                <text:p>1532.44444444444</text:p>
              </table:table-cell>
              <table:table-cell office:value-type="float" office:value="1085.25">
                <text:p>1085.25</text:p>
              </table:table-cell>
              <table:table-cell office:value-type="float" office:value="915">
                <text:p>915</text:p>
              </table:table-cell>
              <table:table-cell office:value-type="float" office:value="1415.33333333333">
                <text:p>1415.33333333333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80" chart:maximum="6170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4cm" svg:height="9.003cm" xlink:href=".." xlink:type="simple" chart:class="chart:line" chart:style-name="ch1">
        <chart:title svg:x="5.667cm" svg:y="0.316cm" chart:style-name="ch2">
          <text:p>Evolução da População</text:p>
        </chart:title>
        <chart:subtitle svg:x="3.603cm" svg:y="1.275cm" chart:style-name="ch3">
          <text:p>Curva média para uma população de 10 indivíduos</text:p>
        </chart:subtitle>
        <chart:legend chart:legend-position="end" svg:x="13.754cm" svg:y="4.189cm" style:legend-expansion="high" chart:style-name="ch4"/>
        <chart:plot-area chart:style-name="ch5" table:cell-range-address="'Teste b)'.A18:'Teste b)'.F18" chart:data-source-has-labels="column" svg:x="1.358cm" svg:y="2.318cm" svg:width="11.756cm" svg:height="5.497cm">
          <chartooo:coordinate-region svg:x="2.35cm" svg:y="2.468cm" svg:width="10.67cm" svg:height="4.674cm"/>
          <chart:axis chart:dimension="x" chart:name="primary-x" chart:style-name="ch6">
            <chart:title svg:x="6.041cm" svg:y="7.996cm" chart:style-name="ch7">
              <text:p>Solução Parcial</text:p>
            </chart:title>
          </chart:axis>
          <chart:axis chart:dimension="y" chart:name="primary-y" chart:style-name="ch8">
            <chart:title svg:x="0.451cm" svg:y="5.904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b)'.B18:'Teste b)'.F18" chart:label-cell-address="'Teste b)'.A18:'Teste b)'.A1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Média</text:p>
                <draw:g>
                  <svg:desc>'Teste b)'.A18:'Teste b)'.A18</svg:desc>
                </draw:g>
              </table:table-cell>
              <table:table-cell office:value-type="float" office:value="886.7">
                <text:p>886.7</text:p>
                <draw:g>
                  <svg:desc>'Teste b)'.B18:'Teste b)'.F18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83.75">
                <text:p>83.75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80" chart:maximum="9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55cm" svg:y="0.316cm" chart:style-name="ch2">
          <text:p>Evolução da População</text:p>
        </chart:title>
        <chart:subtitle svg:x="3.593cm" svg:y="0.915cm" chart:style-name="ch3">
          <text:p>Curva média para uma população de 50 indivíduos</text:p>
        </chart:subtitle>
        <chart:legend chart:legend-position="end" svg:x="13.73cm" svg:y="4.188cm" style:legend-expansion="high" chart:style-name="ch4"/>
        <chart:plot-area chart:style-name="ch5" table:cell-range-address="'Teste c)'.A18:'Teste c)'.D18" chart:data-source-has-labels="column" svg:x="1.358cm" svg:y="2.318cm" svg:width="11.732cm" svg:height="5.494cm">
          <chartooo:coordinate-region svg:x="1.979cm" svg:y="2.53cm" svg:width="11.018cm" svg:height="4.609cm"/>
          <chart:axis chart:dimension="x" chart:name="primary-x" chart:style-name="ch6">
            <chart:title svg:x="6.029cm" svg:y="7.993cm" chart:style-name="ch7">
              <text:p>Solução Parcial</text:p>
            </chart:title>
          </chart:axis>
          <chart:axis chart:dimension="y" chart:name="primary-y" chart:style-name="ch8">
            <chart:title svg:x="0.451cm" svg:y="5.903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c)'.B18:'Teste c)'.D18" chart:label-cell-address="'Teste c)'.A18:'Teste c)'.A1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Média</text:p>
                <draw:g>
                  <svg:desc>'Teste c)'.A18:'Teste c)'.A18</svg:desc>
                </draw:g>
              </table:table-cell>
              <table:table-cell office:value-type="float" office:value="82">
                <text:p>82</text:p>
                <draw:g>
                  <svg:desc>'Teste c)'.B18:'Teste c)'.D18</svg:desc>
                </draw:g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80" chart:maximum="8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5cm" svg:height="9.003cm" xlink:href=".." xlink:type="simple" chart:class="chart:line" chart:style-name="ch1">
        <chart:title svg:x="5.662cm" svg:y="0.316cm" chart:style-name="ch2">
          <text:p>Evolução da População</text:p>
        </chart:title>
        <chart:subtitle svg:x="3.619cm" svg:y="0.765cm" chart:style-name="ch3">
          <text:p>Curva média para uma população de 100 indivíduos</text:p>
        </chart:subtitle>
        <chart:legend chart:legend-position="end" svg:x="13.745cm" svg:y="4.189cm" style:legend-expansion="high" chart:style-name="ch4"/>
        <chart:plot-area chart:style-name="ch5" table:cell-range-address="'Teste d)'.A18:'Teste d)'.C18" chart:data-source-has-labels="column" svg:x="1.358cm" svg:y="2.318cm" svg:width="11.747cm" svg:height="5.497cm">
          <chartooo:coordinate-region svg:x="2.27cm" svg:y="2.53cm" svg:width="10.741cm" svg:height="4.612cm"/>
          <chart:axis chart:dimension="x" chart:name="primary-x" chart:style-name="ch6">
            <chart:title svg:x="6.036cm" svg:y="7.996cm" chart:style-name="ch7">
              <text:p>Solução Parcial</text:p>
            </chart:title>
          </chart:axis>
          <chart:axis chart:dimension="y" chart:name="primary-y" chart:style-name="ch8">
            <chart:title svg:x="0.451cm" svg:y="5.904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d)'.B18:'Teste d)'.C18" chart:label-cell-address="'Teste d)'.A18:'Teste d)'.A18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Média</text:p>
                <draw:g>
                  <svg:desc>'Teste d)'.A18:'Teste d)'.A18</svg:desc>
                </draw:g>
              </table:table-cell>
              <table:table-cell office:value-type="float" office:value="80">
                <text:p>80</text:p>
                <draw:g>
                  <svg:desc>'Teste d)'.B18:'Teste d)'.C18</svg:desc>
                </draw:g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